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co37" style:family="table-column">
      <style:table-column-properties fo:break-before="auto" style:column-width="3.104cm"/>
    </style:style>
    <style:style style:name="co38" style:family="table-column">
      <style:table-column-properties fo:break-before="auto" style:column-width="3.5cm"/>
    </style:style>
    <style:style style:name="co39" style:family="table-column">
      <style:table-column-properties fo:break-before="auto" style:column-width="0.669cm"/>
    </style:style>
    <style:style style:name="co40" style:family="table-column">
      <style:table-column-properties fo:break-before="auto" style:column-width="0.473cm"/>
    </style:style>
    <style:style style:name="co41" style:family="table-column">
      <style:table-column-properties fo:break-before="auto" style:column-width="0.649cm"/>
    </style:style>
    <style:style style:name="co42" style:family="table-column">
      <style:table-column-properties fo:break-before="auto" style:column-width="2.63cm"/>
    </style:style>
    <style:style style:name="co43" style:family="table-column">
      <style:table-column-properties fo:break-before="auto" style:column-width="1.453cm"/>
    </style:style>
    <style:style style:name="co44" style:family="table-column">
      <style:table-column-properties fo:break-before="auto" style:column-width="1.55cm"/>
    </style:style>
    <style:style style:name="co45" style:family="table-column">
      <style:table-column-properties fo:break-before="auto" style:column-width="2.178cm"/>
    </style:style>
    <style:style style:name="co46" style:family="table-column">
      <style:table-column-properties fo:break-before="auto" style:column-width="0.688cm"/>
    </style:style>
    <style:style style:name="co47" style:family="table-column">
      <style:table-column-properties fo:break-before="auto" style:column-width="1.139cm"/>
    </style:style>
    <style:style style:name="co48" style:family="table-column">
      <style:table-column-properties fo:break-before="auto" style:column-width="1.512cm"/>
    </style:style>
    <style:style style:name="co49" style:family="table-column">
      <style:table-column-properties fo:break-before="auto" style:column-width="1.258cm"/>
    </style:style>
    <style:style style:name="co50" style:family="table-column">
      <style:table-column-properties fo:break-before="auto" style:column-width="1.473cm"/>
    </style:style>
    <style:style style:name="co51" style:family="table-column">
      <style:table-column-properties fo:break-before="auto" style:column-width="1.041cm"/>
    </style:style>
    <style:style style:name="co52" style:family="table-column">
      <style:table-column-properties fo:break-before="auto" style:column-width="1.591cm"/>
    </style:style>
    <style:style style:name="co53" style:family="table-column">
      <style:table-column-properties fo:break-before="auto" style:column-width="1.61cm"/>
    </style:style>
    <style:style style:name="co54" style:family="table-column">
      <style:table-column-properties fo:break-before="auto" style:column-width="1.57cm"/>
    </style:style>
    <style:style style:name="co55" style:family="table-column">
      <style:table-column-properties fo:break-before="auto" style:column-width="1.06cm"/>
    </style:style>
    <style:style style:name="co56" style:family="table-column">
      <style:table-column-properties fo:break-before="auto" style:column-width="0.787cm"/>
    </style:style>
    <style:style style:name="co57" style:family="table-column">
      <style:table-column-properties fo:break-before="auto" style:column-width="0.512cm"/>
    </style:style>
    <style:style style:name="co58" style:family="table-column">
      <style:table-column-properties fo:break-before="auto" style:column-width="1.021cm"/>
    </style:style>
    <style:style style:name="co59" style:family="table-column">
      <style:table-column-properties fo:break-before="auto" style:column-width="0.905cm"/>
    </style:style>
    <style:style style:name="co60" style:family="table-column">
      <style:table-column-properties fo:break-before="auto" style:column-width="1.217cm"/>
    </style:style>
    <style:style style:name="co61" style:family="table-column">
      <style:table-column-properties fo:break-before="auto" style:column-width="1.588cm"/>
    </style:style>
    <style:style style:name="co62" style:family="table-column">
      <style:table-column-properties fo:break-before="auto" style:column-width="1.528cm"/>
    </style:style>
    <style:style style:name="co63" style:family="table-column">
      <style:table-column-properties fo:break-before="auto" style:column-width="1.434cm"/>
    </style:style>
    <style:style style:name="co64" style:family="table-column">
      <style:table-column-properties fo:break-before="auto" style:column-width="0.552cm"/>
    </style:style>
    <style:style style:name="co65" style:family="table-column">
      <style:table-column-properties fo:break-before="auto" style:column-width="0.884cm"/>
    </style:style>
    <style:style style:name="co66" style:family="table-column">
      <style:table-column-properties fo:break-before="auto" style:column-width="0.963cm"/>
    </style:style>
    <style:style style:name="co67" style:family="table-column">
      <style:table-column-properties fo:break-before="auto" style:column-width="1.002cm"/>
    </style:style>
    <style:style style:name="co68" style:family="table-column">
      <style:table-column-properties fo:break-before="auto" style:column-width="1.316cm"/>
    </style:style>
    <style:style style:name="co69" style:family="table-column">
      <style:table-column-properties fo:break-before="auto" style:column-width="1.531cm"/>
    </style:style>
    <style:style style:name="co70" style:family="table-column">
      <style:table-column-properties fo:break-before="auto" style:column-width="1.374cm"/>
    </style:style>
    <style:style style:name="co71" style:family="table-column">
      <style:table-column-properties fo:break-before="auto" style:column-width="1.296cm"/>
    </style:style>
    <style:style style:name="co72" style:family="table-column">
      <style:table-column-properties fo:break-before="auto" style:column-width="1.335cm"/>
    </style:style>
    <style:style style:name="co73" style:family="table-column">
      <style:table-column-properties fo:break-before="auto" style:column-width="1.806cm"/>
    </style:style>
    <style:style style:name="co74" style:family="table-column">
      <style:table-column-properties fo:break-before="auto" style:column-width="1.884cm"/>
    </style:style>
    <style:style style:name="co75" style:family="table-column">
      <style:table-column-properties fo:break-before="auto" style:column-width="1.198cm"/>
    </style:style>
    <style:style style:name="co76" style:family="table-column">
      <style:table-column-properties fo:break-before="auto" style:column-width="1.767cm"/>
    </style:style>
    <style:style style:name="co77" style:family="table-column">
      <style:table-column-properties fo:break-before="auto" style:column-width="1.492cm"/>
    </style:style>
    <style:style style:name="co78" style:family="table-column">
      <style:table-column-properties fo:break-before="auto" style:column-width="2.14cm"/>
    </style:style>
    <style:style style:name="co79" style:family="table-column">
      <style:table-column-properties fo:break-before="auto" style:column-width="0.58cm"/>
    </style:style>
    <style:style style:name="co80" style:family="table-column">
      <style:table-column-properties fo:break-before="auto" style:column-width="0.723cm"/>
    </style:style>
    <style:style style:name="co81" style:family="table-column">
      <style:table-column-properties fo:break-before="auto" style:column-width="0.533cm"/>
    </style:style>
    <style:style style:name="co82" style:family="table-column">
      <style:table-column-properties fo:break-before="auto" style:column-width="0.556cm"/>
    </style:style>
    <style:style style:name="co83" style:family="table-column">
      <style:table-column-properties fo:break-before="auto" style:column-width="0.746cm"/>
    </style:style>
    <style:style style:name="co84" style:family="table-column">
      <style:table-column-properties fo:break-before="auto" style:column-width="0.771cm"/>
    </style:style>
    <style:style style:name="co85" style:family="table-column">
      <style:table-column-properties fo:break-before="auto" style:column-width="0.524cm"/>
    </style:style>
    <style:style style:name="co86" style:family="table-column">
      <style:table-column-properties fo:break-before="auto" style:column-width="0.937cm"/>
    </style:style>
    <style:style style:name="co87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d428"/>
    </style:style>
    <style:style style:name="ce131" style:family="table-cell" style:parent-style-name="Default">
      <style:table-cell-properties fo:background-color="#ffbf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eeeeee" fo:border="0.06pt solid #000000"/>
      <style:text-properties fo:color="#ff7b59"/>
    </style:style>
    <style:style style:name="ce135" style:family="table-cell" style:parent-style-name="Default">
      <style:table-cell-properties fo:background-color="#ff4000" fo:border="0.06pt solid #000000"/>
    </style:style>
    <style:style style:name="ce136" style:family="table-cell" style:parent-style-name="Default">
      <style:table-cell-properties fo:background-color="#ff7b59"/>
    </style:style>
    <style:style style:name="ce137" style:family="table-cell" style:parent-style-name="Default">
      <style:table-cell-properties fo:background-color="#eeeeee" fo:border="0.06pt solid #000000"/>
      <style:text-properties fo:color="#b85c00"/>
    </style:style>
    <style:style style:name="ce138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eeee" fo:border="0.06pt solid #000000"/>
      <style:text-properties fo:color="#bf819e"/>
    </style:style>
    <style:style style:name="ce140" style:family="table-cell" style:parent-style-name="Default">
      <style:table-cell-properties fo:background-color="#bbe33d" fo:border="0.06pt solid #000000"/>
      <style:text-properties fo:color="#bf819e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eeeeee" fo:border="0.06pt solid #000000"/>
      <style:text-properties fo:color="#ec9ba4"/>
    </style:style>
    <style:style style:name="ce143" style:family="table-cell" style:parent-style-name="Default">
      <style:table-cell-properties fo:background-color="#bbe33d" fo:border="0.06pt solid #000000"/>
      <style:text-properties fo:color="#ec9ba4"/>
    </style:style>
    <style:style style:name="ce144" style:family="table-cell" style:parent-style-name="Default">
      <style:table-cell-properties fo:background-color="#d4ea6b" fo:border="0.06pt solid #000000"/>
      <style:text-properties fo:color="#ec9ba4"/>
    </style:style>
    <style:style style:name="ce145" style:family="table-cell" style:parent-style-name="Default" style:data-style-name="N1">
      <style:table-cell-properties fo:background-color="#81d41a"/>
    </style:style>
    <style:style style:name="ce146" style:family="table-cell" style:parent-style-name="Default">
      <style:table-cell-properties fo:background-color="#81d41a"/>
    </style:style>
    <style:style style:name="ce147" style:family="table-cell" style:parent-style-name="Default" style:data-style-name="N2">
      <style:table-cell-properties fo:background-color="#ff7b59"/>
    </style:style>
    <style:style style:name="ce148" style:family="table-cell" style:parent-style-name="Default" style:data-style-name="N2">
      <style:table-cell-properties fo:background-color="#81d41a"/>
    </style:style>
    <style:style style:name="ce149" style:family="table-cell" style:parent-style-name="Default">
      <style:table-cell-properties style:vertical-align="middl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ackground-color="#ff0000"/>
      <style:text-properties fo:color="#ffffff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37"/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bf00" fo:border="0.06pt solid #000000"/>
    </style:style>
    <style:style style:name="ce55" style:family="table-cell" style:parent-style-name="Default">
      <style:table-cell-properties fo:background-color="#81d41a" fo:border="0.06pt solid #000000"/>
      <style:text-properties fo:color="#81d41a"/>
    </style:style>
    <style:style style:name="ce56" style:family="table-cell" style:parent-style-name="Default">
      <style:table-cell-properties fo:background-color="#729fcf" fo:border="0.06pt solid #000000"/>
    </style:style>
    <style:style style:name="ce57" style:family="table-cell" style:parent-style-name="Default">
      <style:table-cell-properties fo:background-color="#ff860d" fo:border="0.06pt solid #000000"/>
      <style:text-properties fo:color="#ff7b59"/>
    </style:style>
    <style:style style:name="ce58" style:family="table-cell" style:parent-style-name="Default">
      <style:table-cell-properties fo:background-color="#b85c00" fo:border="0.06pt solid #000000"/>
      <style:text-properties fo:color="#b85c00"/>
    </style:style>
    <style:style style:name="ce59" style:family="table-cell" style:parent-style-name="Default">
      <style:table-cell-properties fo:background-color="#cccccc"/>
    </style:style>
    <style:style style:name="ce60" style:family="table-cell" style:parent-style-name="Default">
      <style:table-cell-properties fo:background-color="#d4ea6b"/>
    </style:style>
    <style:style style:name="ce61" style:family="table-cell" style:parent-style-name="Default">
      <style:table-cell-properties fo:background-color="#ff5429"/>
    </style:style>
    <style:style style:name="ce62" style:family="table-cell" style:parent-style-name="Default" style:data-style-name="N0"/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 style:data-style-name="N2"/>
    <style:style style:name="ce65" style:family="table-cell" style:parent-style-name="Default">
      <style:table-cell-properties fo:background-color="#b2b2b2" fo:border="0.06pt solid #000000"/>
    </style:style>
    <style:style style:name="ce66" style:family="table-cell" style:parent-style-name="Default">
      <style:table-cell-properties fo:background-color="#cccccc" fo:border="0.06pt solid #000000"/>
      <style:text-properties fo:color="#bf819e"/>
    </style:style>
    <style:style style:name="ce67" style:family="table-cell" style:parent-style-name="Default">
      <style:table-cell-properties fo:background-color="#999999" fo:border="0.06pt solid #000000"/>
      <style:text-properties fo:color="#ec9ba4"/>
    </style:style>
    <style:style style:name="ce68" style:family="table-cell" style:parent-style-name="Default">
      <style:table-cell-properties fo:background-color="#999999" fo:border="0.06pt solid #000000"/>
    </style:style>
    <style:style style:name="ce69" style:family="table-cell" style:parent-style-name="Default">
      <style:table-cell-properties fo:background-color="#999999" fo:border="0.06pt solid #000000"/>
      <style:text-properties fo:color="#81d41a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fo:background-color="#bbe33d" fo:border="0.06pt solid #000000"/>
      <style:text-properties fo:color="#ff7b59"/>
    </style:style>
    <style:style style:name="ce72" style:family="table-cell" style:parent-style-name="Default">
      <style:table-cell-properties fo:background-color="#ff4000" fo:border="0.06pt solid #000000"/>
      <style:text-properties fo:color="#b85c00"/>
    </style:style>
    <style:style style:name="ce73" style:family="table-cell" style:parent-style-name="Default">
      <style:table-cell-properties fo:background-color="#ff4000" fo:border="0.06pt solid #000000"/>
      <style:text-properties fo:color="#81d41a"/>
    </style:style>
    <style:style style:name="ce74" style:family="table-cell" style:parent-style-name="Default">
      <style:table-cell-properties fo:background-color="#d4ea6b" fo:border="0.06pt solid #000000"/>
      <style:text-properties fo:color="#ff7b59"/>
    </style:style>
    <style:style style:name="ce75" style:family="table-cell" style:parent-style-name="Default">
      <style:table-cell-properties fo:background-color="#eeeeee" fo:border="0.06pt solid #000000"/>
    </style:style>
    <style:style style:name="ce76" style:family="table-cell" style:parent-style-name="Default">
      <style:table-cell-properties fo:background-color="#eeeeee" fo:border="0.06pt solid #000000"/>
      <style:text-properties fo:color="#81d41a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="0.06pt solid #000000"/>
    </style:style>
    <style:style style:name="ce105" style:family="table-cell" style:parent-style-name="Default">
      <style:table-cell-properties fo:background-color="#ffbf00" fo:border="0.06pt solid #000000"/>
    </style:style>
    <style:style style:name="ce106" style:family="table-cell" style:parent-style-name="Default">
      <style:table-cell-properties fo:background-color="#81d41a" fo:border="0.06pt solid #000000"/>
      <style:text-properties fo:color="#81d41a"/>
    </style:style>
    <style:style style:name="ce107" style:family="table-cell" style:parent-style-name="Default">
      <style:table-cell-properties fo:background-color="#729fcf" fo:border="0.06pt solid #000000"/>
    </style:style>
    <style:style style:name="ce117" style:family="table-cell" style:parent-style-name="Default">
      <style:table-cell-properties fo:background-color="#ff860d" fo:border="0.06pt solid #000000"/>
      <style:text-properties fo:color="#ff7b59"/>
    </style:style>
    <style:style style:name="ce125" style:family="table-cell" style:parent-style-name="Default">
      <style:table-cell-properties fo:background-color="#b85c00" fo:border="0.06pt solid #000000"/>
      <style:text-properties fo:color="#b85c00"/>
    </style:style>
    <style:style style:name="ce127" style:family="table-cell" style:parent-style-name="Default">
      <style:table-cell-properties fo:background-color="#cccccc"/>
    </style:style>
    <style:style style:name="ce128" style:family="table-cell" style:parent-style-name="Default">
      <style:table-cell-properties fo:background-color="#d4ea6b"/>
    </style:style>
    <style:style style:name="ce156" style:family="table-cell" style:parent-style-name="Default">
      <style:table-cell-properties fo:background-color="#ff5429"/>
    </style:style>
    <style:style style:name="ce157" style:family="table-cell" style:parent-style-name="Default" style:data-style-name="N0"/>
    <style:style style:name="ce158" style:family="table-cell" style:parent-style-name="Default">
      <style:table-cell-properties fo:background-color="#cccccc" fo:border="0.06pt solid #000000"/>
    </style:style>
    <style:style style:name="ce159" style:family="table-cell" style:parent-style-name="Default" style:data-style-name="N2"/>
    <style:style style:name="ce160" style:family="table-cell" style:parent-style-name="Default">
      <style:table-cell-properties fo:background-color="#b2b2b2" fo:border="0.06pt solid #000000"/>
    </style:style>
    <style:style style:name="ce161" style:family="table-cell" style:parent-style-name="Default">
      <style:table-cell-properties fo:background-color="#cccccc" fo:border="0.06pt solid #000000"/>
      <style:text-properties fo:color="#bf819e"/>
    </style:style>
    <style:style style:name="ce162" style:family="table-cell" style:parent-style-name="Default">
      <style:table-cell-properties fo:background-color="#999999" fo:border="0.06pt solid #000000"/>
      <style:text-properties fo:color="#ec9ba4"/>
    </style:style>
    <style:style style:name="ce163" style:family="table-cell" style:parent-style-name="Default">
      <style:table-cell-properties fo:background-color="#999999" fo:border="0.06pt solid #000000"/>
    </style:style>
    <style:style style:name="ce164" style:family="table-cell" style:parent-style-name="Default">
      <style:table-cell-properties fo:background-color="#999999" fo:border="0.06pt solid #000000"/>
      <style:text-properties fo:color="#81d41a"/>
    </style:style>
    <style:style style:name="ce165" style:family="table-cell" style:parent-style-name="Default">
      <style:table-cell-properties fo:background-color="#bbe33d" fo:border="0.06pt solid #000000"/>
    </style:style>
    <style:style style:name="ce166" style:family="table-cell" style:parent-style-name="Default">
      <style:table-cell-properties fo:background-color="#bbe33d" fo:border="0.06pt solid #000000"/>
      <style:text-properties fo:color="#ff7b59"/>
    </style:style>
    <style:style style:name="ce167" style:family="table-cell" style:parent-style-name="Default">
      <style:table-cell-properties fo:background-color="#ff4000" fo:border="0.06pt solid #000000"/>
      <style:text-properties fo:color="#b85c00"/>
    </style:style>
    <style:style style:name="ce168" style:family="table-cell" style:parent-style-name="Default">
      <style:table-cell-properties fo:background-color="#ff4000" fo:border="0.06pt solid #000000"/>
      <style:text-properties fo:color="#81d41a"/>
    </style:style>
    <style:style style:name="ce169" style:family="table-cell" style:parent-style-name="Default">
      <style:table-cell-properties fo:background-color="#d4ea6b" fo:border="0.06pt solid #000000"/>
      <style:text-properties fo:color="#ff7b59"/>
    </style:style>
    <style:style style:name="ce170" style:family="table-cell" style:parent-style-name="Default">
      <style:table-cell-properties fo:background-color="#eeeeee" fo:border="0.06pt solid #000000"/>
    </style:style>
    <style:style style:name="ce171" style:family="table-cell" style:parent-style-name="Default">
      <style:table-cell-properties fo:background-color="#eeeeee" fo:border="0.06pt solid #000000"/>
      <style:text-properties fo:color="#81d41a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 style:data-style-name="N1">
      <style:table-cell-properties fo:background-color="#ffd428"/>
    </style:style>
    <style:style style:name="ce179" style:family="table-cell" style:parent-style-name="Default">
      <style:table-cell-properties fo:background-color="#ffbf00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eeeeee" fo:border="0.06pt solid #000000"/>
      <style:text-properties fo:color="#ff7b59"/>
    </style:style>
    <style:style style:name="ce187" style:family="table-cell" style:parent-style-name="Default">
      <style:table-cell-properties fo:background-color="#ff4000" fo:border="0.06pt solid #000000"/>
    </style:style>
    <style:style style:name="ce188" style:family="table-cell" style:parent-style-name="Default">
      <style:table-cell-properties fo:background-color="#ff7b59"/>
    </style:style>
    <style:style style:name="ce189" style:family="table-cell" style:parent-style-name="Default">
      <style:table-cell-properties fo:background-color="#eeeeee" fo:border="0.06pt solid #000000"/>
      <style:text-properties fo:color="#b85c00"/>
    </style:style>
    <style:style style:name="ce190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eeeee" fo:border="0.06pt solid #000000"/>
      <style:text-properties fo:color="#bf819e"/>
    </style:style>
    <style:style style:name="ce192" style:family="table-cell" style:parent-style-name="Default">
      <style:table-cell-properties fo:background-color="#bbe33d" fo:border="0.06pt solid #000000"/>
      <style:text-properties fo:color="#bf819e"/>
    </style:style>
    <style:style style:name="ce193" style:family="table-cell" style:parent-style-name="Default">
      <style:table-cell-properties fo:background-color="#ff8000"/>
    </style:style>
    <style:style style:name="ce194" style:family="table-cell" style:parent-style-name="Default">
      <style:table-cell-properties fo:background-color="#eeeeee" fo:border="0.06pt solid #000000"/>
      <style:text-properties fo:color="#ec9ba4"/>
    </style:style>
    <style:style style:name="ce195" style:family="table-cell" style:parent-style-name="Default">
      <style:table-cell-properties fo:background-color="#bbe33d" fo:border="0.06pt solid #000000"/>
      <style:text-properties fo:color="#ec9ba4"/>
    </style:style>
    <style:style style:name="ce196" style:family="table-cell" style:parent-style-name="Default">
      <style:table-cell-properties fo:background-color="#d4ea6b" fo:border="0.06pt solid #000000"/>
      <style:text-properties fo:color="#ec9ba4"/>
    </style:style>
    <style:style style:name="ce197" style:family="table-cell" style:parent-style-name="Default" style:data-style-name="N1">
      <style:table-cell-properties fo:background-color="#81d41a"/>
    </style:style>
    <style:style style:name="ce198" style:family="table-cell" style:parent-style-name="Default">
      <style:table-cell-properties fo:background-color="#81d41a"/>
    </style:style>
    <style:style style:name="ce199" style:family="table-cell" style:parent-style-name="Default" style:data-style-name="N2">
      <style:table-cell-properties fo:background-color="#ff7b59"/>
    </style:style>
    <style:style style:name="ce200" style:family="table-cell" style:parent-style-name="Default" style:data-style-name="N2">
      <style:table-cell-properties fo:background-color="#81d41a"/>
    </style:style>
    <style:style style:name="ce201" style:family="table-cell" style:parent-style-name="Default">
      <style:table-cell-properties style:vertical-align="middle"/>
    </style:style>
    <style:style style:name="ce202" style:family="table-cell" style:parent-style-name="Default">
      <style:table-cell-properties fo:background-color="#dddddd"/>
    </style:style>
    <style:style style:name="ce203" style:family="table-cell" style:parent-style-name="Default">
      <style:table-cell-properties fo:background-color="#ff0000"/>
      <style:text-properties fo:color="#ffffff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37"/>
    <style:style style:name="ce23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33" style:family="table-cell" style:parent-style-name="Default">
      <style:text-properties style:font-name="Times New Roman" fo:font-size="11pt" style:font-size-asian="11pt" style:font-size-complex="11pt"/>
    </style:style>
    <style:style style:name="ce23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5" style:family="table-cell" style:parent-style-name="Default">
      <style:text-properties fo:font-size="11pt" style:font-size-asian="11pt" style:font-size-complex="11pt"/>
    </style:style>
    <style:style style:name="ce236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4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41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42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43" style:family="table-cell" style:parent-style-name="Default">
      <style:table-cell-properties fo:background-color="#ff0000"/>
    </style:style>
    <style:style style:name="ce244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45" style:family="table-cell" style:parent-style-name="Default">
      <style:table-cell-properties fo:background-color="#ff0000"/>
      <style:text-properties fo:color="#bf0041"/>
    </style:style>
    <style:style style:name="ce246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47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48" style:family="table-cell" style:parent-style-name="Default" style:data-style-name="N2">
      <style:text-properties fo:font-size="11pt" style:font-size-asian="11pt" style:font-size-complex="11pt"/>
    </style:style>
    <style:style style:name="ce249" style:family="table-cell" style:parent-style-name="Default" style:data-style-name="N2">
      <style:text-properties fo:font-weight="bold" style:font-weight-asian="bold" style:font-weight-complex="bold"/>
    </style:style>
    <style:style style:name="ce250" style:family="table-cell" style:parent-style-name="Default" style:data-style-name="N64">
      <style:text-properties fo:font-size="11pt" style:font-size-asian="11pt" style:font-size-complex="11pt"/>
    </style:style>
    <style:style style:name="ce251" style:family="table-cell" style:parent-style-name="Default" style:data-style-name="N64"/>
    <style:style style:name="ce252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53" style:family="table-cell" style:parent-style-name="Default" style:data-style-name="N61">
      <style:text-properties fo:font-size="11pt" style:font-size-asian="11pt" style:font-size-complex="11pt"/>
    </style:style>
    <style:style style:name="ce254" style:family="table-cell" style:parent-style-name="Default" style:data-style-name="N61"/>
    <style:style style:name="ce255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57" style:family="table-cell" style:parent-style-name="Default">
      <style:text-properties style:font-name="Times New Roman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4"/>
    <style:style style:name="ce104" style:family="table-cell" style:parent-style-name="Default" style:data-style-name="N2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ext-properties fo:color="#080808" style:text-outline="false" style:text-line-through-style="none" style:text-line-through-type="none" style:font-name="JetBrains Mono" fo:font-size="9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JetBrains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2">
      <style:table-cell-properties fo:padding="0.071cm"/>
    </style:style>
    <style:style style:name="ce264" style:family="table-cell" style:parent-style-name="Default">
      <style:table-cell-properties fo:padding="0.071cm"/>
    </style:style>
    <style:style style:name="ce265" style:family="table-cell" style:parent-style-name="Default" style:data-style-name="N127">
      <style:table-cell-properties fo:padding="0.071cm"/>
    </style:style>
    <style:style style:name="ce108" style:family="table-cell" style:parent-style-name="Default">
      <style:table-cell-properties fo:background-color="#ff3838" fo:border="0.06pt solid #000000"/>
      <style:text-properties fo:color="#b85c00"/>
    </style:style>
    <style:style style:name="ce109" style:family="table-cell" style:parent-style-name="Default">
      <style:table-cell-properties fo:background-color="#ff3838" fo:border="0.06pt solid #000000"/>
      <style:text-properties fo:color="#81d41a"/>
    </style:style>
    <style:style style:name="ce110" style:family="table-cell" style:parent-style-name="Default">
      <style:table-cell-properties fo:background-color="#ff3838" fo:border="0.06pt solid #000000"/>
    </style:style>
    <style:style style:name="ce111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3838"/>
      <style:text-properties fo:color="#ffffff" fo:font-weight="normal" style:font-weight-asian="normal" style:font-weight-complex="normal"/>
    </style:style>
    <style:style style:name="ce114" style:family="table-cell" style:parent-style-name="Default">
      <style:text-properties fo:color="#ffffff"/>
    </style:style>
    <style:style style:name="ce1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="0.74pt solid #000000"/>
    </style:style>
    <style:style style:name="ce275" style:family="table-cell" style:parent-style-name="Default">
      <style:table-cell-properties fo:border="0.74pt solid #000000"/>
      <style:text-properties style:font-name="Times New Roman" fo:font-size="11pt" style:font-size-asian="11pt" style:font-size-complex="11pt"/>
    </style:style>
    <style:style style:name="ce11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1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2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order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1">
      <style:table-cell-properties fo:border="0.74pt solid #000000"/>
      <style:text-properties style:font-name="Times New Roman" fo:font-size="11pt" style:font-size-asian="11pt" style:font-size-complex="11pt"/>
    </style:style>
    <style:style style:name="ce17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183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84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90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231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/>
          <table:table-cell table:style-name="ce177" office:value-type="string" calcext:value-type="string">
            <text:p>note</text:p>
          </table:table-cell>
          <table:table-cell/>
          <table:table-cell table:style-name="ce159" table:formula="of:=6/8" office:value-type="float" office:value="0.75" calcext:value-type="float">
            <text:p>0.75</text:p>
          </table:table-cell>
          <table:table-cell table:style-name="ce159" table:formula="of:=8/9" office:value-type="float" office:value="0.888888888888889" calcext:value-type="float">
            <text:p>0.89</text:p>
          </table:table-cell>
          <table:table-cell table:style-name="ce159" table:formula="of:=9/12" office:value-type="float" office:value="0.75" calcext:value-type="float">
            <text:p>0.75</text:p>
          </table:table-cell>
          <table:table-cell table:style-name="ce159" table:formula="of:=SUM([.P4:.R4])" office:value-type="float" office:value="2.38888888888889" calcext:value-type="float">
            <text:p>2.39</text:p>
          </table:table-cell>
          <table:table-cell table:style-name="ce159" table:number-columns-repeated="4"/>
          <table:table-cell table:style-name="ce159" office:value-type="string" calcext:value-type="string">
            <text:p>beat</text:p>
          </table:table-cell>
          <table:table-cell table:style-name="ce159" table:formula="of:=[.Y3]/12" office:value-type="float" office:value="55.8333333333333" calcext:value-type="float">
            <text:p>55.83</text:p>
          </table:table-cell>
          <table:table-cell table:style-name="ce159" table:formula="of:=55*12" office:value-type="float" office:value="660" calcext:value-type="float">
            <text:p>660.00</text:p>
          </table:table-cell>
          <table:table-cell table:style-name="ce159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105" table:number-columns-repeated="3"/>
          <table:table-cell table:style-name="ce158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06" table:number-columns-repeated="4"/>
          <table:table-cell table:style-name="ce160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107" table:number-columns-repeated="6"/>
          <table:table-cell table:style-name="ce161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159" table:formula="of:=[.Y7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117" table:number-columns-repeated="8"/>
          <table:table-cell table:style-name="ce162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159" table:formula="of:=[.Y8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125" table:number-columns-repeated="9"/>
          <table:table-cell table:style-name="ce158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159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80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159" table:formula="of:=[.AD12]/2" office:value-type="float" office:value="6.875" calcext:value-type="float">
            <text:p>6.88</text:p>
          </table:table-cell>
          <table:table-cell table:style-name="ce159" table:formula="of:=[.AE12]/2" office:value-type="float" office:value="3.4375" calcext:value-type="float">
            <text:p>3.44</text:p>
          </table:table-cell>
          <table:table-cell table:style-name="ce159" table:formula="of:=[.AB12]*2/3" office:value-type="float" office:value="36.6666666666667" calcext:value-type="float">
            <text:p>36.67</text:p>
          </table:table-cell>
          <table:table-cell table:style-name="ce159" table:formula="of:=[.AC12]*2/3" office:value-type="float" office:value="18.3333333333333" calcext:value-type="float">
            <text:p>18.33</text:p>
          </table:table-cell>
          <table:table-cell table:style-name="ce159" table:formula="of:=[.AD12]*2/3" office:value-type="float" office:value="9.16666666666667" calcext:value-type="float">
            <text:p>9.17</text:p>
          </table:table-cell>
          <table:table-cell table:style-name="ce159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4" calcext:value-type="float">
            <text:p>4</text:p>
          </table:table-cell>
          <table:table-cell/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127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77" office:value-type="string" calcext:value-type="string">
            <text:p>tonic</text:p>
          </table:table-cell>
          <table:table-cell table:style-name="ce188" office:value-type="string" calcext:value-type="string">
            <text:p>6:8 calc</text:p>
          </table:table-cell>
          <table:table-cell table:style-name="ce188"/>
          <table:table-cell office:value-type="string" calcext:value-type="string">
            <text:p>fourth</text:p>
          </table:table-cell>
          <table:table-cell table:style-name="ce193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99" office:value-type="string" calcext:value-type="string">
            <text:p>9:12 calc</text:p>
          </table:table-cell>
          <table:table-cell table:style-name="ce199"/>
          <table:table-cell table:style-name="ce177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59" table:formula="of:=[.B15]/[.C15]" office:value-type="float" office:value="1" calcext:value-type="float">
            <text:p>1.00</text:p>
          </table:table-cell>
          <table:table-cell table:style-name="ce159" office:value-type="float" office:value="100" calcext:value-type="float">
            <text:p>100.00</text:p>
          </table:table-cell>
          <table:table-cell table:style-name="ce159" office:value-type="float" office:value="0" calcext:value-type="float">
            <text:p>0.00</text:p>
          </table:table-cell>
          <table:table-cell table:number-columns-repeated="7"/>
          <table:table-cell table:style-name="ce179" table:number-columns-repeated="4"/>
          <table:table-cell/>
          <table:table-cell table:style-name="ce198"/>
          <table:table-cell table:style-name="ce200" table:number-columns-repeated="2"/>
          <table:table-cell table:style-name="ce198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59" table:formula="of:=[.B16]/[.C16]" office:value-type="float" office:value="0.916666666666667" calcext:value-type="float">
            <text:p>0.92</text:p>
          </table:table-cell>
          <table:table-cell table:style-name="ce159" table:formula="of:=[.C16]*[.$E$15]/[.B16]" office:value-type="float" office:value="109.090909090909" calcext:value-type="float">
            <text:p>109.09</text:p>
          </table:table-cell>
          <table:table-cell table:style-name="ce159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159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7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9" table:formula="of:=[.B17]/[.C17]" office:value-type="float" office:value="0.833333333333333" calcext:value-type="float">
            <text:p>0.83</text:p>
          </table:table-cell>
          <table:table-cell table:style-name="ce159" table:formula="of:=[.C17]*[.$E$15]/[.B17]" office:value-type="float" office:value="120" calcext:value-type="float">
            <text:p>120.00</text:p>
          </table:table-cell>
          <table:table-cell table:style-name="ce159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159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7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59" table:formula="of:=[.B18]/[.C18]" office:value-type="float" office:value="0.75" calcext:value-type="float">
            <text:p>0.75</text:p>
          </table:table-cell>
          <table:table-cell table:style-name="ce159" table:formula="of:=[.C18]*[.$E$15]/[.B18]" office:value-type="float" office:value="133.333333333333" calcext:value-type="float">
            <text:p>133.33</text:p>
          </table:table-cell>
          <table:table-cell table:style-name="ce159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159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7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59" table:formula="of:=[.B19]/[.C19]" office:value-type="float" office:value="0.666666666666667" calcext:value-type="float">
            <text:p>0.67</text:p>
          </table:table-cell>
          <table:table-cell table:style-name="ce159" table:formula="of:=[.C19]*[.$E$15]/[.B19]" office:value-type="float" office:value="150" calcext:value-type="float">
            <text:p>150.00</text:p>
          </table:table-cell>
          <table:table-cell table:style-name="ce159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80" office:value-type="string" calcext:value-type="string">
            <text:p>C</text:p>
          </table:table-cell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E</text:p>
          </table:table-cell>
          <table:table-cell table:style-name="ce180" office:value-type="string" calcext:value-type="string">
            <text:p>F</text:p>
          </table:table-cell>
          <table:table-cell table:style-name="ce180" office:value-type="string" calcext:value-type="string">
            <text:p>G</text:p>
          </table:table-cell>
          <table:table-cell table:style-name="ce180" office:value-type="string" calcext:value-type="string">
            <text:p>A</text:p>
          </table:table-cell>
          <table:table-cell table:style-name="ce180" office:value-type="string" calcext:value-type="string">
            <text:p>B</text:p>
          </table:table-cell>
          <table:table-cell table:style-name="ce180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59" table:formula="of:=[.B20]/[.C20]" office:value-type="float" office:value="0.583333333333333" calcext:value-type="float">
            <text:p>0.58</text:p>
          </table:table-cell>
          <table:table-cell table:style-name="ce159" table:formula="of:=[.C20]*[.$E$15]/[.B20]" office:value-type="float" office:value="171.428571428571" calcext:value-type="float">
            <text:p>171.43</text:p>
          </table:table-cell>
          <table:table-cell table:style-name="ce159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85" office:value-type="string" calcext:value-type="string">
            <text:p>1/1</text:p>
          </table:table-cell>
          <table:table-cell table:style-name="ce185" office:value-type="string" calcext:value-type="string">
            <text:p>9/8</text:p>
          </table:table-cell>
          <table:table-cell table:style-name="ce185" office:value-type="string" calcext:value-type="string">
            <text:p>5/4</text:p>
          </table:table-cell>
          <table:table-cell table:style-name="ce185" office:value-type="string" calcext:value-type="string">
            <text:p>4/3</text:p>
          </table:table-cell>
          <table:table-cell table:style-name="ce185" office:value-type="string" calcext:value-type="string">
            <text:p>3/2</text:p>
          </table:table-cell>
          <table:table-cell table:style-name="ce185" office:value-type="string" calcext:value-type="string">
            <text:p>5/3</text:p>
          </table:table-cell>
          <table:table-cell table:style-name="ce185" office:value-type="string" calcext:value-type="string">
            <text:p>15/8</text:p>
          </table:table-cell>
          <table:table-cell table:style-name="ce185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59" table:formula="of:=60/[.X20]" office:value-type="float" office:value="0.428571428571429" calcext:value-type="float">
            <text:p>0.43</text:p>
          </table:table-cell>
          <table:table-cell table:style-name="ce159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59" table:formula="of:=[.B21]/[.C21]" office:value-type="float" office:value="0.5" calcext:value-type="float">
            <text:p>0.50</text:p>
          </table:table-cell>
          <table:table-cell table:style-name="ce159" table:formula="of:=[.C21]*[.$E$15]/[.B21]" office:value-type="float" office:value="200" calcext:value-type="float">
            <text:p>200.00</text:p>
          </table:table-cell>
          <table:table-cell table:style-name="ce159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159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7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59" table:formula="of:=[.B22]/[.C22]" office:value-type="float" office:value="0.416666666666667" calcext:value-type="float">
            <text:p>0.42</text:p>
          </table:table-cell>
          <table:table-cell table:style-name="ce159" table:formula="of:=[.C22]*[.$E$15]/[.B22]" office:value-type="float" office:value="240" calcext:value-type="float">
            <text:p>240.00</text:p>
          </table:table-cell>
          <table:table-cell table:style-name="ce159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80" office:value-type="string" calcext:value-type="string">
            <text:p>C</text:p>
          </table:table-cell>
          <table:table-cell table:style-name="ce180" office:value-type="string" calcext:value-type="string">
            <text:p>C#</text:p>
          </table:table-cell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Eb</text:p>
          </table:table-cell>
          <table:table-cell table:style-name="ce180" office:value-type="string" calcext:value-type="string">
            <text:p>E</text:p>
          </table:table-cell>
          <table:table-cell table:style-name="ce180" office:value-type="string" calcext:value-type="string">
            <text:p>F</text:p>
          </table:table-cell>
          <table:table-cell table:style-name="ce180" office:value-type="string" calcext:value-type="string">
            <text:p>F#</text:p>
          </table:table-cell>
          <table:table-cell table:style-name="ce180" office:value-type="string" calcext:value-type="string">
            <text:p>G</text:p>
          </table:table-cell>
          <table:table-cell table:style-name="ce180" office:value-type="string" calcext:value-type="string">
            <text:p>Ab</text:p>
          </table:table-cell>
          <table:table-cell table:style-name="ce180" office:value-type="string" calcext:value-type="string">
            <text:p>A</text:p>
          </table:table-cell>
          <table:table-cell table:style-name="ce180" office:value-type="string" calcext:value-type="string">
            <text:p>Bb</text:p>
          </table:table-cell>
          <table:table-cell table:style-name="ce180" office:value-type="string" calcext:value-type="string">
            <text:p>B</text:p>
          </table:table-cell>
          <table:table-cell table:style-name="ce180" office:value-type="string" calcext:value-type="string">
            <text:p>C</text:p>
          </table:table-cell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7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59" table:formula="of:=[.B23]/[.C23]" office:value-type="float" office:value="0.333333333333333" calcext:value-type="float">
            <text:p>0.33</text:p>
          </table:table-cell>
          <table:table-cell table:style-name="ce159" table:formula="of:=[.C23]*[.$E$15]/[.B23]" office:value-type="float" office:value="300" calcext:value-type="float">
            <text:p>300.00</text:p>
          </table:table-cell>
          <table:table-cell table:style-name="ce159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85" office:value-type="string" calcext:value-type="string">
            <text:p>1/1</text:p>
          </table:table-cell>
          <table:table-cell table:style-name="ce180" office:value-type="string" calcext:value-type="string">
            <text:p>16/15</text:p>
          </table:table-cell>
          <table:table-cell table:style-name="ce185" office:value-type="string" calcext:value-type="string">
            <text:p>9/8</text:p>
          </table:table-cell>
          <table:table-cell table:style-name="ce185" office:value-type="string" calcext:value-type="string">
            <text:p>6/5</text:p>
          </table:table-cell>
          <table:table-cell table:style-name="ce185" office:value-type="string" calcext:value-type="string">
            <text:p>5/4</text:p>
          </table:table-cell>
          <table:table-cell table:style-name="ce185" office:value-type="string" calcext:value-type="string">
            <text:p>4/3</text:p>
          </table:table-cell>
          <table:table-cell table:style-name="ce180" office:value-type="string" calcext:value-type="string">
            <text:p>45/32</text:p>
          </table:table-cell>
          <table:table-cell table:style-name="ce185" office:value-type="string" calcext:value-type="string">
            <text:p>3/2</text:p>
          </table:table-cell>
          <table:table-cell table:style-name="ce185" office:value-type="string" calcext:value-type="string">
            <text:p>8/5</text:p>
          </table:table-cell>
          <table:table-cell table:style-name="ce185" office:value-type="string" calcext:value-type="string">
            <text:p>5/3</text:p>
          </table:table-cell>
          <table:table-cell table:style-name="ce185" office:value-type="string" calcext:value-type="string">
            <text:p>9/5</text:p>
          </table:table-cell>
          <table:table-cell table:style-name="ce185" office:value-type="string" calcext:value-type="string">
            <text:p>15/8</text:p>
          </table:table-cell>
          <table:table-cell table:style-name="ce185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59" table:formula="of:=[.B24]/[.C24]" office:value-type="float" office:value="0.25" calcext:value-type="float">
            <text:p>0.25</text:p>
          </table:table-cell>
          <table:table-cell table:style-name="ce159" table:formula="of:=[.C24]*[.$E$15]/[.B24]" office:value-type="float" office:value="400" calcext:value-type="float">
            <text:p>400.00</text:p>
          </table:table-cell>
          <table:table-cell table:style-name="ce159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159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59" table:formula="of:=[.B25]/[.C25]" office:value-type="float" office:value="0.166666666666667" calcext:value-type="float">
            <text:p>0.17</text:p>
          </table:table-cell>
          <table:table-cell table:style-name="ce159" table:formula="of:=[.C25]*[.$E$15]/[.B25]" office:value-type="float" office:value="600" calcext:value-type="float">
            <text:p>600.00</text:p>
          </table:table-cell>
          <table:table-cell table:style-name="ce159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59" table:formula="of:=[.B26]/[.C26]" office:value-type="float" office:value="0.0833333333333333" calcext:value-type="float">
            <text:p>0.08</text:p>
          </table:table-cell>
          <table:table-cell table:style-name="ce159" table:formula="of:=[.C26]*[.$E$15]/[.B26]" office:value-type="float" office:value="1200" calcext:value-type="float">
            <text:p>1200.00</text:p>
          </table:table-cell>
          <table:table-cell table:style-name="ce159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230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232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4" calcext:value-type="float">
            <text:p>4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2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127" table:number-columns-repeated="2"/>
          <table:table-cell table:style-name="ce127" office:value-type="string" calcext:value-type="string">
            <text:p>Neutral</text:p>
          </table:table-cell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128" office:value-type="float" office:value="3" calcext:value-type="float">
            <text:p>3</text:p>
          </table:table-cell>
          <table:table-cell table:style-name="ce128" table:number-columns-repeated="3"/>
          <table:table-cell table:style-name="ce128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63"/>
          <table:table-cell table:style-name="ce170" table:number-columns-repeated="11"/>
          <table:table-cell office:value-type="float" office:value="-5" calcext:value-type="float">
            <text:p>-5</text:p>
          </table:table-cell>
          <table:table-cell/>
          <table:table-cell table:style-name="ce202" office:value-type="string" calcext:value-type="string">
            <text:p>1 * Do-Re/3</text:p>
          </table:table-cell>
          <table:table-cell table:style-name="ce202" office:value-type="string" calcext:value-type="string">
            <text:p>C1/3#</text:p>
          </table:table-cell>
          <table:table-cell table:style-name="ce202" office:value-type="string" calcext:value-type="string">
            <text:p>G1/3#</text:p>
          </table:table-cell>
          <table:table-cell table:style-name="ce202" office:value-type="string" calcext:value-type="string">
            <text:p>D1/3#</text:p>
          </table:table-cell>
          <table:table-cell table:number-columns-repeated="2" table:style-name="ce202" office:value-type="string" calcext:value-type="string">
            <text:p>A1/3#</text:p>
          </table:table-cell>
          <table:table-cell table:style-name="ce202" office:value-type="string" calcext:value-type="string">
            <text:p>G2/3f</text:p>
          </table:table-cell>
          <table:table-cell table:style-name="ce202" office:value-type="string" calcext:value-type="string">
            <text:p>C2/3f</text:p>
          </table:table-cell>
          <table:table-cell table:style-name="ce202" office:value-type="string" calcext:value-type="string">
            <text:p>F2/3f</text:p>
          </table:table-cell>
          <table:table-cell table:style-name="ce202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128" office:value-type="float" office:value="4" calcext:value-type="float">
            <text:p>4</text:p>
          </table:table-cell>
          <table:table-cell table:style-name="ce128" table:number-columns-repeated="3"/>
          <table:table-cell table:style-name="ce128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4" table:number-columns-repeated="2"/>
          <table:table-cell table:style-name="ce171" table:number-columns-repeated="2"/>
          <table:table-cell table:style-name="ce170" table:number-columns-repeated="3"/>
          <table:table-cell table:style-name="ce170" office:value-type="string" calcext:value-type="string">
            <text:p><text:s/></text:p>
          </table:table-cell>
          <table:table-cell table:style-name="ce170" table:number-columns-repeated="4"/>
          <table:table-cell office:value-type="float" office:value="-4" calcext:value-type="float">
            <text:p>-4</text:p>
          </table:table-cell>
          <table:table-cell/>
          <table:table-cell table:style-name="ce202" office:value-type="string" calcext:value-type="string">
            <text:p>2 * Do-Re/3</text:p>
          </table:table-cell>
          <table:table-cell table:style-name="ce202" office:value-type="string" calcext:value-type="string">
            <text:p>C2/3#</text:p>
          </table:table-cell>
          <table:table-cell table:style-name="ce202" office:value-type="string" calcext:value-type="string">
            <text:p>G2/3#</text:p>
          </table:table-cell>
          <table:table-cell table:style-name="ce202" office:value-type="string" calcext:value-type="string">
            <text:p>D2/3#</text:p>
          </table:table-cell>
          <table:table-cell table:number-columns-repeated="2" table:style-name="ce202" office:value-type="string" calcext:value-type="string">
            <text:p>A2/3#</text:p>
          </table:table-cell>
          <table:table-cell table:style-name="ce202" office:value-type="string" calcext:value-type="string">
            <text:p>G1/3f</text:p>
          </table:table-cell>
          <table:table-cell table:style-name="ce202" office:value-type="string" calcext:value-type="string">
            <text:p>C1/3f</text:p>
          </table:table-cell>
          <table:table-cell table:style-name="ce202" office:value-type="string" calcext:value-type="string">
            <text:p>F1/3f</text:p>
          </table:table-cell>
          <table:table-cell table:style-name="ce202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156" table:number-columns-repeated="3"/>
          <table:table-cell table:style-name="ce156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5" table:number-columns-repeated="3"/>
          <table:table-cell table:style-name="ce170" table:number-columns-repeated="3"/>
          <table:table-cell table:style-name="ce191" table:number-columns-repeated="6"/>
          <table:table-cell office:value-type="float" office:value="-3" calcext:value-type="float">
            <text:p>-3</text:p>
          </table:table-cell>
          <table:table-cell table:style-name="ce201" office:value-type="string" calcext:value-type="string" table:number-columns-spanned="1" table:number-rows-spanned="2">
            <text:p>whole tone</text:p>
          </table:table-cell>
          <table:table-cell table:style-name="ce128" office:value-type="string" calcext:value-type="string">
            <text:p>Re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E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F#</text:p>
          </table:table-cell>
          <table:table-cell table:style-name="ce128" office:value-type="string" calcext:value-type="string">
            <text:p>G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F</text:p>
          </table:table-cell>
          <table:table-cell table:style-name="ce128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128" office:value-type="float" office:value="6" calcext:value-type="float">
            <text:p>6</text:p>
          </table:table-cell>
          <table:table-cell table:style-name="ce128" table:number-columns-repeated="3"/>
          <table:table-cell table:style-name="ce128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66" table:number-columns-repeated="4"/>
          <table:table-cell table:style-name="ce186" table:number-columns-repeated="4"/>
          <table:table-cell table:style-name="ce194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128" office:value-type="string" calcext:value-type="string">
            <text:p>Mi</text:p>
          </table:table-cell>
          <table:table-cell table:style-name="ce128" office:value-type="string" calcext:value-type="string">
            <text:p>E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F#</text:p>
          </table:table-cell>
          <table:table-cell table:style-name="ce128" office:value-type="string" calcext:value-type="string">
            <text:p>C#</text:p>
          </table:table-cell>
          <table:table-cell table:style-name="ce128" office:value-type="string" calcext:value-type="string">
            <text:p>G#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G</text:p>
          </table:table-cell>
          <table:table-cell table:style-name="ce128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156" table:number-columns-repeated="3"/>
          <table:table-cell table:style-name="ce156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67" table:number-columns-repeated="5"/>
          <table:table-cell table:style-name="ce189" table:number-columns-repeated="4"/>
          <table:table-cell table:style-name="ce170" table:number-columns-repeated="3"/>
          <table:table-cell office:value-type="float" office:value="-1" calcext:value-type="float">
            <text:p>-1</text:p>
          </table:table-cell>
          <table:table-cell/>
          <table:table-cell table:style-name="ce203" office:value-type="string" calcext:value-type="string">
            <text:p>Mi-Fa/2</text:p>
          </table:table-cell>
          <table:table-cell table:style-name="ce203" office:value-type="string" calcext:value-type="string">
            <text:p>E1/4#</text:p>
          </table:table-cell>
          <table:table-cell table:style-name="ce203" office:value-type="string" calcext:value-type="string">
            <text:p>B1/4#</text:p>
          </table:table-cell>
          <table:table-cell table:number-columns-repeated="3" table:style-name="ce203" office:value-type="string" calcext:value-type="string">
            <text:p>F3/4#</text:p>
          </table:table-cell>
          <table:table-cell table:style-name="ce203" office:value-type="string" calcext:value-type="string">
            <text:p>B3/4f</text:p>
          </table:table-cell>
          <table:table-cell table:style-name="ce203" office:value-type="string" calcext:value-type="string">
            <text:p>E3/4f</text:p>
          </table:table-cell>
          <table:table-cell table:style-name="ce203" office:value-type="string" calcext:value-type="string">
            <text:p>A3/4f</text:p>
          </table:table-cell>
          <table:table-cell table:style-name="ce203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9" calcext:value-type="float">
            <text:p>9</text:p>
          </table:table-cell>
          <table:table-cell table:style-name="ce128" table:number-columns-repeated="2"/>
          <table:table-cell table:style-name="ce128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65" table:number-columns-repeated="6"/>
          <table:table-cell table:style-name="ce170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128" office:value-type="string" calcext:value-type="string">
            <text:p>Fa</text:p>
          </table:table-cell>
          <table:table-cell table:style-name="ce128" office:value-type="string" calcext:value-type="string">
            <text:p>F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G</text:p>
          </table:table-cell>
          <table:table-cell table:style-name="ce128" office:value-type="string" calcext:value-type="string">
            <text:p>D#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Bf</text:p>
          </table:table-cell>
          <table:table-cell table:style-name="ce128" office:value-type="string" calcext:value-type="string">
            <text:p>Ef</text:p>
          </table:table-cell>
          <table:table-cell table:style-name="ce128" office:value-type="string" calcext:value-type="string">
            <text:p>Af</text:p>
          </table:table-cell>
          <table:table-cell table:style-name="ce128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56" office:value-type="float" office:value="11" calcext:value-type="float">
            <text:p>11</text:p>
          </table:table-cell>
          <table:table-cell table:style-name="ce156" table:number-columns-repeated="2"/>
          <table:table-cell table:style-name="ce156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68" table:number-columns-repeated="4"/>
          <table:table-cell table:style-name="ce187" table:number-columns-repeated="3"/>
          <table:table-cell table:style-name="ce170" table:number-columns-repeated="5"/>
          <table:table-cell office:value-type="float" office:value="1" calcext:value-type="float">
            <text:p>1</text:p>
          </table:table-cell>
          <table:table-cell/>
          <table:table-cell table:style-name="ce203" office:value-type="string" calcext:value-type="string">
            <text:p>Fa-So/2</text:p>
          </table:table-cell>
          <table:table-cell table:style-name="ce203" office:value-type="string" calcext:value-type="string">
            <text:p>F#</text:p>
          </table:table-cell>
          <table:table-cell table:style-name="ce203" office:value-type="string" calcext:value-type="string">
            <text:p>C#</text:p>
          </table:table-cell>
          <table:table-cell table:number-columns-repeated="3" table:style-name="ce203" office:value-type="string" calcext:value-type="string">
            <text:p>G#</text:p>
          </table:table-cell>
          <table:table-cell table:number-columns-repeated="2" table:style-name="ce203" office:value-type="string" calcext:value-type="string">
            <text:p>B</text:p>
          </table:table-cell>
          <table:table-cell table:style-name="ce203" office:value-type="string" calcext:value-type="string">
            <text:p>A</text:p>
          </table:table-cell>
          <table:table-cell table:style-name="ce20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65" table:number-columns-repeated="6"/>
          <table:table-cell table:style-name="ce192" table:number-columns-repeated="2"/>
          <table:table-cell table:style-name="ce191" table:number-columns-repeated="4"/>
          <table:table-cell office:value-type="float" office:value="2" calcext:value-type="float">
            <text:p>2</text:p>
          </table:table-cell>
          <table:table-cell table:style-name="ce201" office:value-type="string" calcext:value-type="string" table:number-columns-spanned="1" table:number-rows-spanned="2">
            <text:p>whole tone</text:p>
          </table:table-cell>
          <table:table-cell table:style-name="ce128" office:value-type="string" calcext:value-type="string">
            <text:p>So</text:p>
          </table:table-cell>
          <table:table-cell table:style-name="ce128" office:value-type="string" calcext:value-type="string">
            <text:p>G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E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F</text:p>
          </table:table-cell>
          <table:table-cell table:style-name="ce128" office:value-type="string" calcext:value-type="string">
            <text:p>Bf</text:p>
          </table:table-cell>
          <table:table-cell table:style-name="ce128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66" table:number-columns-repeated="8"/>
          <table:table-cell table:style-name="ce195"/>
          <table:table-cell table:style-name="ce194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128" office:value-type="string" calcext:value-type="string">
            <text:p>La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E</text:p>
          </table:table-cell>
          <table:table-cell table:style-name="ce128" office:value-type="string" calcext:value-type="string">
            <text:p>B</text:p>
          </table:table-cell>
          <table:table-cell table:style-name="ce128" office:value-type="string" calcext:value-type="string">
            <text:p>F#</text:p>
          </table:table-cell>
          <table:table-cell table:style-name="ce128" office:value-type="string" calcext:value-type="string">
            <text:p>C#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G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67" table:number-columns-repeated="9"/>
          <table:table-cell table:style-name="ce187"/>
          <table:table-cell table:style-name="ce170" table:number-columns-repeated="2"/>
          <table:table-cell office:value-type="float" office:value="4" calcext:value-type="float">
            <text:p>4</text:p>
          </table:table-cell>
          <table:table-cell/>
          <table:table-cell table:style-name="ce203" office:value-type="string" calcext:value-type="string">
            <text:p>1* La-Do/3</text:p>
          </table:table-cell>
          <table:table-cell table:style-name="ce203" office:value-type="string" calcext:value-type="string">
            <text:p>A#</text:p>
          </table:table-cell>
          <table:table-cell table:style-name="ce203" office:value-type="string" calcext:value-type="string">
            <text:p>F</text:p>
          </table:table-cell>
          <table:table-cell table:style-name="ce203" office:value-type="string" calcext:value-type="string">
            <text:p>C</text:p>
          </table:table-cell>
          <table:table-cell table:style-name="ce203" office:value-type="string" calcext:value-type="string">
            <text:p>G</text:p>
          </table:table-cell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Ef</text:p>
          </table:table-cell>
          <table:table-cell table:style-name="ce203" office:value-type="string" calcext:value-type="string">
            <text:p>Af</text:p>
          </table:table-cell>
          <table:table-cell table:style-name="ce203" office:value-type="string" calcext:value-type="string">
            <text:p>Df</text:p>
          </table:table-cell>
          <table:table-cell table:style-name="ce203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67" table:number-columns-repeated="9"/>
          <table:table-cell table:style-name="ce187" table:number-columns-repeated="2"/>
          <table:table-cell table:style-name="ce170"/>
          <table:table-cell office:value-type="float" office:value="5" calcext:value-type="float">
            <text:p>5</text:p>
          </table:table-cell>
          <table:table-cell/>
          <table:table-cell table:style-name="ce203" office:value-type="string" calcext:value-type="string">
            <text:p>2* La-Do/3</text:p>
          </table:table-cell>
          <table:table-cell table:style-name="ce203" office:value-type="string" calcext:value-type="string">
            <text:p>B</text:p>
          </table:table-cell>
          <table:table-cell table:style-name="ce203" office:value-type="string" calcext:value-type="string">
            <text:p>F#</text:p>
          </table:table-cell>
          <table:table-cell table:style-name="ce203" office:value-type="string" calcext:value-type="string">
            <text:p>C#</text:p>
          </table:table-cell>
          <table:table-cell table:style-name="ce203" office:value-type="string" calcext:value-type="string">
            <text:p>G#</text:p>
          </table:table-cell>
          <table:table-cell table:style-name="ce203" office:value-type="string" calcext:value-type="string">
            <text:p>D#</text:p>
          </table:table-cell>
          <table:table-cell table:style-name="ce203" office:value-type="string" calcext:value-type="string">
            <text:p>E</text:p>
          </table:table-cell>
          <table:table-cell table:style-name="ce203" office:value-type="string" calcext:value-type="string">
            <text:p>A</text:p>
          </table:table-cell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69" table:number-columns-repeated="8"/>
          <table:table-cell table:style-name="ce196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128" office:value-type="string" calcext:value-type="string">
            <text:p>Dp</text:p>
          </table:table-cell>
          <table:table-cell table:style-name="ce128" office:value-type="string" calcext:value-type="string">
            <text:p>C</text:p>
          </table:table-cell>
          <table:table-cell table:style-name="ce128" office:value-type="string" calcext:value-type="string">
            <text:p>G</text:p>
          </table:table-cell>
          <table:table-cell table:style-name="ce128" office:value-type="string" calcext:value-type="string">
            <text:p>D</text:p>
          </table:table-cell>
          <table:table-cell table:style-name="ce128" office:value-type="string" calcext:value-type="string">
            <text:p>A</text:p>
          </table:table-cell>
          <table:table-cell table:style-name="ce128" office:value-type="string" calcext:value-type="string">
            <text:p>E</text:p>
          </table:table-cell>
          <table:table-cell table:style-name="ce128" office:value-type="string" calcext:value-type="string">
            <text:p>F</text:p>
          </table:table-cell>
          <table:table-cell table:style-name="ce128" office:value-type="string" calcext:value-type="string">
            <text:p>Bf</text:p>
          </table:table-cell>
          <table:table-cell table:style-name="ce128" office:value-type="string" calcext:value-type="string">
            <text:p>Ef</text:p>
          </table:table-cell>
          <table:table-cell table:style-name="ce128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33"/>
        <table:table-column table:style-name="co19" table:default-cell-style-name="ce23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33"/>
        <table:table-column table:style-name="co31" table:default-cell-style-name="Default"/>
        <table:table-column table:style-name="co17" table:number-columns-repeated="8" table:default-cell-style-name="ce233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33"/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5" calcext:value-type="float">
            <text:p>5</text:p>
          </table:table-cell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7" calcext:value-type="float">
            <text:p>7</text:p>
          </table:table-cell>
          <table:table-cell table:style-name="ce234" office:value-type="float" office:value="8" calcext:value-type="float">
            <text:p>8</text:p>
          </table:table-cell>
          <table:table-cell table:style-name="ce234" office:value-type="float" office:value="9" calcext:value-type="float">
            <text:p>9</text:p>
          </table:table-cell>
          <table:table-cell table:style-name="ce234" office:value-type="float" office:value="10" calcext:value-type="float">
            <text:p>10</text:p>
          </table:table-cell>
          <table:table-cell table:style-name="ce234" office:value-type="float" office:value="11" calcext:value-type="float">
            <text:p>11</text:p>
          </table:table-cell>
          <table:table-cell table:style-name="ce234" office:value-type="float" office:value="12" calcext:value-type="float">
            <text:p>12</text:p>
          </table:table-cell>
          <table:table-cell/>
          <table:table-cell table:style-name="ce233"/>
          <table:table-cell table:number-columns-repeated="8"/>
          <table:table-cell table:style-name="ce257"/>
        </table:table-row>
        <table:table-row table:style-name="ro3">
          <table:table-cell table:style-name="ce234" office:value-type="string" calcext:value-type="string">
            <text:p>section</text:p>
          </table:table-cell>
          <table:table-cell/>
          <table:table-cell table:style-name="ce233" table:number-columns-repeated="13"/>
          <table:table-cell/>
          <table:table-cell table:style-name="ce233" office:value-type="string" calcext:value-type="string">
            <text:p>ideas</text:p>
          </table:table-cell>
          <table:table-cell table:number-columns-repeated="2"/>
          <table:table-cell table:style-name="ce238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5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36" office:value-type="string" calcext:value-type="string">
            <text:p>pitch</text:p>
          </table:table-cell>
          <table:table-cell table:style-name="ce237" office:value-type="string" calcext:value-type="string">
            <text:p>12 barBlues</text:p>
          </table:table-cell>
          <table:table-cell table:style-name="ce240" table:number-columns-repeated="2"/>
          <table:table-cell table:style-name="ce244"/>
          <table:table-cell table:style-name="ce240"/>
          <table:table-cell table:style-name="ce244"/>
          <table:table-cell table:style-name="ce246"/>
          <table:table-cell table:style-name="ce240" table:number-columns-repeated="2"/>
          <table:table-cell table:style-name="ce252"/>
          <table:table-cell table:style-name="ce244"/>
          <table:table-cell table:style-name="ce240" table:number-columns-repeated="2"/>
          <table:table-cell/>
          <table:table-cell table:style-name="ce255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56" table:formula="of:=TIME(0;0;[.W3])" office:value-type="time" office:time-value="PT00H01M48S" calcext:value-type="time">
            <text:p>00:01:48</text:p>
          </table:table-cell>
          <table:table-cell/>
          <table:table-cell table:style-name="ce257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33" office:value-type="float" office:value="80" calcext:value-type="float">
            <text:p>80</text:p>
          </table:table-cell>
          <table:table-cell table:style-name="ce239" table:number-columns-repeated="12"/>
          <table:table-cell/>
          <table:table-cell table:style-name="ce233"/>
          <table:table-cell table:number-columns-repeated="8"/>
          <table:table-cell table:style-name="ce25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36" office:value-type="string" calcext:value-type="string">
            <text:p>rhythm</text:p>
          </table:table-cell>
          <table:table-cell table:style-name="ce236"/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55" office:value-type="string" calcext:value-type="string">
            <text:p>regular, irregular, dotted, overlapping</text:p>
          </table:table-cell>
          <table:table-cell table:number-columns-repeated="2"/>
          <table:table-cell table:style-name="ce238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57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38" office:value-type="float" office:value="100" calcext:value-type="float">
            <text:p>100</text:p>
          </table:table-cell>
          <table:table-cell table:style-name="ce239" table:number-columns-repeated="12"/>
          <table:table-cell/>
          <table:table-cell table:style-name="ce255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56" table:formula="of:=TIME(0;0;[.W6])" office:value-type="time" office:time-value="PT00H01M26.4S" calcext:value-type="time">
            <text:p>00:01:26</text:p>
          </table:table-cell>
          <table:table-cell/>
          <table:table-cell table:style-name="ce25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36" office:value-type="string" calcext:value-type="string">
            <text:p>tempo</text:p>
          </table:table-cell>
          <table:table-cell table:style-name="ce236"/>
          <table:table-cell table:style-name="ce239" office:value-type="float" office:value="30" calcext:value-type="float">
            <text:p>30</text:p>
          </table:table-cell>
          <table:table-cell table:style-name="ce239" office:value-type="float" office:value="40" calcext:value-type="float">
            <text:p>40</text:p>
          </table:table-cell>
          <table:table-cell table:style-name="ce239" office:value-type="float" office:value="60" calcext:value-type="float">
            <text:p>6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90" calcext:value-type="float">
            <text:p>90</text:p>
          </table:table-cell>
          <table:table-cell table:style-name="ce239" office:value-type="float" office:value="120" calcext:value-type="float">
            <text:p>120</text:p>
          </table:table-cell>
          <table:table-cell table:style-name="ce233" office:value-type="float" office:value="120" calcext:value-type="float">
            <text:p>120</text:p>
          </table:table-cell>
          <table:table-cell table:style-name="ce239" office:value-type="float" office:value="90" calcext:value-type="float">
            <text:p>9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60" calcext:value-type="float">
            <text:p>60</text:p>
          </table:table-cell>
          <table:table-cell table:style-name="ce239" office:value-type="float" office:value="40" calcext:value-type="float">
            <text:p>40</text:p>
          </table:table-cell>
          <table:table-cell table:style-name="ce239" office:value-type="float" office:value="30" calcext:value-type="float">
            <text:p>30</text:p>
          </table:table-cell>
          <table:table-cell/>
          <table:table-cell table:style-name="ce255" office:value-type="string" calcext:value-type="string">
            <text:p>fast slow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38" office:value-type="string" calcext:value-type="string">
            <text:p>30 – 120</text:p>
          </table:table-cell>
          <table:table-cell table:style-name="ce241" table:formula="of:=60/[.D7]" office:value-type="float" office:value="2" calcext:value-type="float">
            <text:p>2.00</text:p>
          </table:table-cell>
          <table:table-cell table:style-name="ce241" table:formula="of:=60/[.E7]" office:value-type="float" office:value="1.5" calcext:value-type="float">
            <text:p>1.50</text:p>
          </table:table-cell>
          <table:table-cell table:style-name="ce241" table:formula="of:=60/[.F7]" office:value-type="float" office:value="1" calcext:value-type="float">
            <text:p>1.00</text:p>
          </table:table-cell>
          <table:table-cell table:style-name="ce241" table:formula="of:=60/[.G7]" office:value-type="float" office:value="0.75" calcext:value-type="float">
            <text:p>0.75</text:p>
          </table:table-cell>
          <table:table-cell table:style-name="ce241" table:formula="of:=60/[.H7]" office:value-type="float" office:value="0.666666666666667" calcext:value-type="float">
            <text:p>0.67</text:p>
          </table:table-cell>
          <table:table-cell table:style-name="ce241" table:formula="of:=60/[.I7]" office:value-type="float" office:value="0.5" calcext:value-type="float">
            <text:p>0.50</text:p>
          </table:table-cell>
          <table:table-cell table:style-name="ce241" table:formula="of:=60/[.J7]" office:value-type="float" office:value="0.5" calcext:value-type="float">
            <text:p>0.50</text:p>
          </table:table-cell>
          <table:table-cell table:style-name="ce241" table:formula="of:=60/[.K7]" office:value-type="float" office:value="0.666666666666667" calcext:value-type="float">
            <text:p>0.67</text:p>
          </table:table-cell>
          <table:table-cell table:style-name="ce241" table:formula="of:=60/[.L7]" office:value-type="float" office:value="0.75" calcext:value-type="float">
            <text:p>0.75</text:p>
          </table:table-cell>
          <table:table-cell table:style-name="ce241" table:formula="of:=60/[.M7]" office:value-type="float" office:value="1" calcext:value-type="float">
            <text:p>1.00</text:p>
          </table:table-cell>
          <table:table-cell table:style-name="ce241" table:formula="of:=60/[.N7]" office:value-type="float" office:value="1.5" calcext:value-type="float">
            <text:p>1.50</text:p>
          </table:table-cell>
          <table:table-cell table:style-name="ce241" table:formula="of:=60/[.O7]" office:value-type="float" office:value="2" calcext:value-type="float">
            <text:p>2.00</text:p>
          </table:table-cell>
          <table:table-cell/>
          <table:table-cell table:style-name="ce255"/>
          <table:table-cell table:number-columns-repeated="8"/>
          <table:table-cell table:style-name="ce25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36" office:value-type="string" calcext:value-type="string">
            <text:p>impro</text:p>
          </table:table-cell>
          <table:table-cell table:style-name="ce236"/>
          <table:table-cell table:style-name="ce239" office:value-type="string" calcext:value-type="string">
            <text:p>Subject</text:p>
          </table:table-cell>
          <table:table-cell table:style-name="ce239" office:value-type="string" calcext:value-type="string">
            <text:p>Ln L</text:p>
          </table:table-cell>
          <table:table-cell table:style-name="ce239" office:value-type="string" calcext:value-type="string">
            <text:p>Sh Mmf</text:p>
          </table:table-cell>
          <table:table-cell table:style-name="ce239" office:value-type="string" calcext:value-type="string">
            <text:p>Ln L</text:p>
          </table:table-cell>
          <table:table-cell table:style-name="ce239" office:value-type="string" calcext:value-type="string">
            <text:p>ShSp M</text:p>
          </table:table-cell>
          <table:table-cell table:style-name="ce239" office:value-type="string" calcext:value-type="string">
            <text:p>ShDn M</text:p>
          </table:table-cell>
          <table:table-cell table:style-name="ce239" office:value-type="string" calcext:value-type="string">
            <text:p>LgDn L</text:p>
          </table:table-cell>
          <table:table-cell table:style-name="ce239" office:value-type="string" calcext:value-type="string">
            <text:p>LnSp M</text:p>
          </table:table-cell>
          <table:table-cell table:style-name="ce239" office:value-type="string" calcext:value-type="string">
            <text:p>Dn H ff</text:p>
          </table:table-cell>
          <table:table-cell table:style-name="ce239" office:value-type="string" calcext:value-type="string">
            <text:p>Dn M ff</text:p>
          </table:table-cell>
          <table:table-cell table:style-name="ce239" office:value-type="string" calcext:value-type="string">
            <text:p>Ln/L</text:p>
          </table:table-cell>
          <table:table-cell table:style-name="ce239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39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39" office:value-type="float" office:value="70" calcext:value-type="float">
            <text:p>7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70" calcext:value-type="float">
            <text:p>7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100" calcext:value-type="float">
            <text:p>100</text:p>
          </table:table-cell>
          <table:table-cell table:style-name="ce239" office:value-type="float" office:value="110" calcext:value-type="float">
            <text:p>110</text:p>
          </table:table-cell>
          <table:table-cell table:style-name="ce239" office:value-type="float" office:value="100" calcext:value-type="float">
            <text:p>100</text:p>
          </table:table-cell>
          <table:table-cell table:style-name="ce239" office:value-type="float" office:value="90" calcext:value-type="float">
            <text:p>9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60" calcext:value-type="float">
            <text:p>60</text:p>
          </table:table-cell>
          <table:table-cell table:style-name="ce239" office:value-type="float" office:value="40" calcext:value-type="float">
            <text:p>40</text:p>
          </table:table-cell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5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36" office:value-type="string" calcext:value-type="string">
            <text:p>melody</text:p>
          </table:table-cell>
          <table:table-cell table:style-name="ce236"/>
          <table:table-cell table:style-name="ce239" office:value-type="string" calcext:value-type="string">
            <text:p>T</text:p>
          </table:table-cell>
          <table:table-cell table:style-name="ce239" office:value-type="string" calcext:value-type="string">
            <text:p>Tinv</text:p>
          </table:table-cell>
          <table:table-cell table:style-name="ce239"/>
          <table:table-cell table:style-name="ce239" office:value-type="string" calcext:value-type="string">
            <text:p>T</text:p>
          </table:table-cell>
          <table:table-cell table:style-name="ce239" table:number-columns-repeated="2"/>
          <table:table-cell table:number-columns-repeated="2" table:style-name="ce239" office:value-type="string" calcext:value-type="string">
            <text:p>T</text:p>
          </table:table-cell>
          <table:table-cell table:style-name="ce239" office:value-type="string" calcext:value-type="string">
            <text:p>C/R</text:p>
          </table:table-cell>
          <table:table-cell table:style-name="ce239"/>
          <table:table-cell table:style-name="ce239" office:value-type="string" calcext:value-type="string">
            <text:p>T</text:p>
          </table:table-cell>
          <table:table-cell table:style-name="ce239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38" office:value-type="float" office:value="80" calcext:value-type="float">
            <text:p>80</text:p>
          </table:table-cell>
          <table:table-cell table:style-name="ce239" table:number-columns-repeated="2"/>
          <table:table-cell table:style-name="ce239" office:value-type="string" calcext:value-type="string">
            <text:p>C/R</text:p>
          </table:table-cell>
          <table:table-cell table:style-name="ce239"/>
          <table:table-cell table:number-columns-repeated="2" table:style-name="ce239" office:value-type="string" calcext:value-type="string">
            <text:p>C/R</text:p>
          </table:table-cell>
          <table:table-cell table:style-name="ce239" table:number-columns-repeated="2"/>
          <table:table-cell table:style-name="ce239" office:value-type="string" calcext:value-type="string">
            <text:p>C/R</text:p>
          </table:table-cell>
          <table:table-cell table:style-name="ce239" office:value-type="string" calcext:value-type="string">
            <text:p>T</text:p>
          </table:table-cell>
          <table:table-cell table:style-name="ce239" table:number-columns-repeated="2"/>
          <table:table-cell/>
          <table:table-cell table:style-name="ce255"/>
          <table:table-cell table:number-columns-repeated="8"/>
          <table:table-cell table:style-name="ce25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36" office:value-type="string" calcext:value-type="string">
            <text:p>harmony</text:p>
          </table:table-cell>
          <table:table-cell table:style-name="ce236"/>
          <table:table-cell table:style-name="ce239" table:number-columns-repeated="12"/>
          <table:table-cell/>
          <table:table-cell table:style-name="ce255" office:value-type="string" calcext:value-type="string">
            <text:p>tonal, atonal, microtonal,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38" office:value-type="float" office:value="100" calcext:value-type="float">
            <text:p>100</text:p>
          </table:table-cell>
          <table:table-cell table:style-name="ce242"/>
          <table:table-cell table:style-name="ce239" table:number-columns-repeated="11"/>
          <table:table-cell/>
          <table:table-cell table:style-name="ce255"/>
          <table:table-cell table:number-columns-repeated="8"/>
          <table:table-cell table:style-name="ce25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36" office:value-type="string" calcext:value-type="string">
            <text:p>dynamics</text:p>
          </table:table-cell>
          <table:table-cell table:style-name="ce236"/>
          <table:table-cell table:style-name="ce239" table:number-columns-repeated="12"/>
          <table:table-cell/>
          <table:table-cell table:style-name="ce255" office:value-type="string" calcext:value-type="string">
            <text:p>piano, forte, minimal, maximal 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38" office:value-type="float" office:value="120" calcext:value-type="float">
            <text:p>120</text:p>
          </table:table-cell>
          <table:table-cell table:style-name="ce239" table:number-columns-repeated="12"/>
          <table:table-cell/>
          <table:table-cell table:style-name="ce255"/>
          <table:table-cell table:number-columns-repeated="8"/>
          <table:table-cell table:style-name="ce257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6" office:value-type="string" calcext:value-type="string">
            <text:p>timbre</text:p>
          </table:table-cell>
          <table:table-cell table:style-name="ce236"/>
          <table:table-cell table:style-name="ce239" office:value-type="string" calcext:value-type="string">
            <text:p>A</text:p>
          </table:table-cell>
          <table:table-cell table:style-name="ce239" office:value-type="string" calcext:value-type="string">
            <text:p>A/P</text:p>
          </table:table-cell>
          <table:table-cell table:style-name="ce239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39" office:value-type="string" calcext:value-type="string">
            <text:p>Lg/Mf</text:p>
          </table:table-cell>
          <table:table-cell table:style-name="ce239" office:value-type="string" calcext:value-type="string">
            <text:p>Mf/L pp</text:p>
          </table:table-cell>
          <table:table-cell table:style-name="ce239" office:value-type="string" calcext:value-type="string">
            <text:p>L/M mf</text:p>
          </table:table-cell>
          <table:table-cell table:style-name="ce239" office:value-type="string" calcext:value-type="string">
            <text:p>M/H ff</text:p>
          </table:table-cell>
          <table:table-cell table:style-name="ce239" office:value-type="string" calcext:value-type="string">
            <text:p>H/D ff</text:p>
          </table:table-cell>
          <table:table-cell table:style-name="ce239" office:value-type="string" calcext:value-type="string">
            <text:p>P/Pr</text:p>
          </table:table-cell>
          <table:table-cell table:style-name="ce239" office:value-type="string" calcext:value-type="string">
            <text:p>Pr/A</text:p>
          </table:table-cell>
          <table:table-cell/>
          <table:table-cell table:style-name="ce255" office:value-type="string" calcext:value-type="string">
            <text:p><text:span text:style-name="T4">sound: pitched, non-pitched, quality (smooth, rough, rich, unstable), modifiers (vibrato) </text:span>sound quality</text:p>
          </table:table-cell>
          <table:table-cell table:number-columns-repeated="8"/>
          <table:table-cell table:style-name="ce257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38" office:value-type="float" office:value="60" calcext:value-type="float">
            <text:p>60</text:p>
          </table:table-cell>
          <table:table-cell table:style-name="ce239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5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36" office:value-type="string" calcext:value-type="string">
            <text:p>space</text:p>
          </table:table-cell>
          <table:table-cell table:style-name="ce236"/>
          <table:table-cell table:style-name="ce239" table:number-columns-repeated="12"/>
          <table:table-cell/>
          <table:table-cell table:style-name="ce255" office:value-type="string" calcext:value-type="string">
            <text:p>explore spatial location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38" office:value-type="float" office:value="100" calcext:value-type="float">
            <text:p>100</text:p>
          </table:table-cell>
          <table:table-cell table:style-name="ce239" table:number-columns-repeated="12"/>
          <table:table-cell table:number-columns-repeated="10"/>
          <table:table-cell table:style-name="ce25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36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38" office:value-type="float" office:value="120" calcext:value-type="float">
            <text:p>120</text:p>
          </table:table-cell>
          <table:table-cell/>
          <table:table-cell table:style-name="ce239" table:number-columns-repeated="11"/>
          <table:table-cell table:number-columns-repeated="10"/>
          <table:table-cell table:style-name="ce25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36" office:value-type="string" calcext:value-type="string">
            <text:p>texture</text:p>
          </table:table-cell>
          <table:table-cell table:style-name="ce236"/>
          <table:table-cell table:style-name="ce242"/>
          <table:table-cell table:style-name="ce239" table:number-columns-repeated="11"/>
          <table:table-cell/>
          <table:table-cell table:style-name="ce235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38" office:value-type="float" office:value="80" calcext:value-type="float">
            <text:p>80</text:p>
          </table:table-cell>
          <table:table-cell table:style-name="ce242"/>
          <table:table-cell table:style-name="ce239" table:number-columns-repeated="11"/>
          <table:table-cell/>
          <table:table-cell table:style-name="ce255" office:value-type="string" calcext:value-type="string">
            <text:p>construction/deconstruction</text:p>
          </table:table-cell>
          <table:table-cell table:number-columns-repeated="8"/>
          <table:table-cell table:style-name="ce25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36" office:value-type="string" calcext:value-type="string">
            <text:p>interaction</text:p>
          </table:table-cell>
          <table:table-cell table:style-name="ce233"/>
          <table:table-cell table:style-name="ce239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57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33" office:value-type="float" office:value="100" calcext:value-type="float">
            <text:p>100</text:p>
          </table:table-cell>
          <table:table-cell table:style-name="ce239" table:number-columns-repeated="12"/>
          <table:table-cell/>
          <table:table-cell table:style-name="ce255"/>
          <table:table-cell table:number-columns-repeated="8"/>
          <table:table-cell table:style-name="ce257"/>
        </table:table-row>
        <table:table-row table:style-name="ro3">
          <table:table-cell table:number-columns-repeated="2"/>
          <table:table-cell table:style-name="ce233" table:number-columns-repeated="13"/>
          <table:table-cell/>
          <table:table-cell table:style-name="ce233"/>
          <table:table-cell table:number-columns-repeated="8"/>
          <table:table-cell table:style-name="ce257"/>
        </table:table-row>
        <table:table-row table:style-name="ro3">
          <table:table-cell/>
          <table:table-cell table:style-name="ce236" office:value-type="string" calcext:value-type="string">
            <text:p>form</text:p>
          </table:table-cell>
          <table:table-cell table:style-name="ce233" table:number-columns-repeated="13"/>
          <table:table-cell/>
          <table:table-cell table:style-name="ce255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57"/>
        </table:table-row>
        <table:table-row table:style-name="ro3">
          <table:table-cell table:style-name="ce234" table:number-columns-repeated="3"/>
          <table:table-cell table:style-name="ce233" table:number-columns-repeated="12"/>
          <table:table-cell/>
          <table:table-cell table:style-name="ce233"/>
          <table:table-cell table:number-columns-repeated="8"/>
          <table:table-cell table:style-name="ce257"/>
        </table:table-row>
        <table:table-row table:style-name="ro3">
          <table:table-cell/>
          <table:table-cell table:style-name="ce236" office:value-type="string" calcext:value-type="string">
            <text:p>timbre</text:p>
          </table:table-cell>
          <table:table-cell table:style-name="ce236"/>
          <table:table-cell table:style-name="ce233" table:number-columns-repeated="5"/>
          <table:table-cell table:style-name="ce247"/>
          <table:table-cell table:style-name="ce233" table:number-columns-repeated="6"/>
          <table:table-cell/>
          <table:table-cell table:style-name="ce255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57"/>
        </table:table-row>
        <table:table-row table:style-name="ro3">
          <table:table-cell table:style-name="ce235" table:number-columns-repeated="19"/>
          <table:table-cell table:number-columns-repeated="4"/>
          <table:table-cell table:style-name="ce235" table:number-columns-repeated="2"/>
          <table:table-cell/>
        </table:table-row>
        <table:table-row table:style-name="ro3">
          <table:table-cell table:style-name="ce235" table:number-columns-repeated="8"/>
          <table:table-cell table:style-name="ce248"/>
          <table:table-cell table:style-name="ce235"/>
          <table:table-cell table:style-name="ce250"/>
          <table:table-cell table:style-name="ce253"/>
          <table:table-cell table:style-name="ce235" table:number-columns-repeated="4"/>
          <table:table-cell table:style-name="ce235" office:value-type="string" calcext:value-type="string">
            <text:p>texture: organised sound layers: multiple melodies, melody + harmony, melody + rhythm, harmony+rhythm…</text:p>
          </table:table-cell>
          <table:table-cell table:style-name="ce235" table:number-columns-repeated="8"/>
          <table:table-cell/>
        </table:table-row>
        <table:table-row table:style-name="ro3">
          <table:table-cell table:style-name="ce235"/>
          <table:table-cell table:style-name="ce236" office:value-type="string" calcext:value-type="string">
            <text:p>melody</text:p>
          </table:table-cell>
          <table:table-cell table:style-name="ce235" table:number-columns-repeated="14"/>
          <table:table-cell table:style-name="ce255"/>
          <table:table-cell table:style-name="ce235" table:number-columns-repeated="8"/>
          <table:table-cell/>
        </table:table-row>
        <table:table-row table:style-name="ro3">
          <table:table-cell table:style-name="ce177"/>
          <table:table-cell office:value-type="string" calcext:value-type="string">
            <text:p>Eb</text:p>
          </table:table-cell>
          <table:table-cell table:style-name="ce177"/>
          <table:table-cell table:number-columns-repeated="12"/>
          <table:table-cell table:style-name="Default"/>
          <table:table-cell table:style-name="ce255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36" office:value-type="string" calcext:value-type="string">
            <text:p>timbre</text:p>
          </table:table-cell>
          <table:table-cell table:number-columns-repeated="6"/>
          <table:table-cell table:style-name="ce159"/>
          <table:table-cell/>
          <table:table-cell table:style-name="ce251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4">
          <table:table-cell table:style-name="Default"/>
          <table:table-cell office:value-type="string" calcext:value-type="string">
            <text:p>Ab</text:p>
          </table:table-cell>
          <table:table-cell table:style-name="ce177"/>
          <table:table-cell table:number-columns-repeated="5"/>
          <table:table-cell table:style-name="ce159"/>
          <table:table-cell/>
          <table:table-cell table:style-name="ce251"/>
          <table:table-cell table:style-name="ce254"/>
          <table:table-cell table:number-columns-repeated="3"/>
          <table:table-cell table:style-name="Default"/>
          <table:table-cell table:style-name="ce255" office:value-type="string" calcext:value-type="string">
            <text:p><text:span text:style-name="T4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36" office:value-type="string" calcext:value-type="string">
            <text:p>dynamics</text:p>
          </table:table-cell>
          <table:table-cell table:number-columns-repeated="6"/>
          <table:table-cell table:style-name="ce159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159"/>
          <table:table-cell/>
          <table:table-cell table:style-name="ce251"/>
          <table:table-cell table:number-columns-repeated="4"/>
          <table:table-cell table:style-name="Default"/>
          <table:table-cell table:style-name="ce255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36" office:value-type="string" calcext:value-type="string">
            <text:p>space</text:p>
          </table:table-cell>
          <table:table-cell table:number-columns-repeated="6"/>
          <table:table-cell table:style-name="ce159"/>
          <table:table-cell/>
          <table:table-cell table:style-name="ce251"/>
          <table:table-cell table:style-name="ce254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36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77" table:number-columns-repeated="2"/>
          <table:table-cell table:style-name="ce249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36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36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36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43" table:number-columns-repeated="4"/>
          <table:table-cell table:style-name="ce245" table:number-columns-repeated="2"/>
          <table:table-cell table:style-name="ce243"/>
          <table:table-cell table:style-name="ce245"/>
          <table:table-cell table:style-name="ce243" table:number-columns-repeated="3"/>
          <table:table-cell table:style-name="ce245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81"/>
        <table:table-column table:style-name="co33" table:default-cell-style-name="ce181"/>
        <table:table-column table:style-name="co17" table:default-cell-style-name="ce181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80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9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59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80" office:value-type="float" office:value="2436" calcext:value-type="float">
            <text:p>2436</text:p>
          </table:table-cell>
          <table:table-cell table:style-name="ce180" office:value-type="float" office:value="1125" calcext:value-type="float">
            <text:p>1125</text:p>
          </table:table-cell>
          <table:table-cell table:style-name="ce159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59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159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159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59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59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mpo 80</text:p>
          </table:table-cell>
          <table:table-cell table:number-columns-repeated="2"/>
          <table:table-cell office:value-type="string" calcext:value-type="string">
            <text:p>Melody</text:p>
          </table:table-cell>
          <table:table-cell table:style-name="ce233" office:value-type="string" calcext:value-type="string">
            <text:p>E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ro</text:p>
          </table:table-cell>
          <table:table-cell table:style-name="ce233" office:value-type="string" calcext:value-type="string">
            <text:p>Bb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81" table:formula="of:=[.A40]" office:value-type="string" office:string-value="G4" calcext:value-type="string">
            <text:p>G4</text:p>
          </table:table-cell>
          <table:table-cell table:style-name="ce102" table:formula="of:=[.B40]" office:value-type="float" office:value="392" calcext:value-type="float">
            <text:p>392.00</text:p>
          </table:table-cell>
          <table:table-cell table:style-name="ce159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D#4/Eb4 </text:p>
          </table:table-cell>
          <table:table-cell table:style-name="ce102" office:value-type="float" office:value="311.13" calcext:value-type="float">
            <text:p>311.13</text:p>
          </table:table-cell>
          <table:table-cell office:value-type="string" calcext:value-type="string">
            <text:p>half</text:p>
          </table:table-cell>
          <table:table-cell/>
          <table:table-cell table:style-name="ce181" office:value-type="string" calcext:value-type="string">
            <text:p> A#3/Bb3 </text:p>
          </table:table-cell>
          <table:table-cell table:style-name="ce102" office:value-type="float" office:value="233.08" calcext:value-type="float">
            <text:p>233.08</text:p>
          </table:table-cell>
          <table:table-cell office:value-type="string" calcext:value-type="string">
            <text:p>ha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style-name="ce181" table:formula="of:==OFFSET([.A40]; 6; 0)" office:value-type="string" office:string-value="C#5/Db5 " calcext:value-type="string">
            <text:p>C#5/Db5 </text:p>
          </table:table-cell>
          <table:table-cell table:style-name="ce102" office:value-type="float" office:value="554.37" calcext:value-type="float">
            <text:p>554.37</text:p>
          </table:table-cell>
          <table:table-cell table:style-name="ce159" table:formula="of:=([.E32] + [.E31])/2" office:value-type="float" office:value="473.185" calcext:value-type="float">
            <text:p>473.19</text:p>
          </table:table-cell>
          <table:table-cell table:number-columns-repeated="2"/>
          <table:table-cell table:style-name="ce181" office:value-type="string" calcext:value-type="string">
            <text:p>A4</text:p>
          </table:table-cell>
          <table:table-cell table:style-name="ce102" office:value-type="float" office:value="440" calcext:value-type="float">
            <text:p>440.00</text:p>
          </table:table-cell>
          <table:table-cell table:style-name="ce159" table:formula="of:=([.J32] + [.J31])/2" office:value-type="float" office:value="375.565" calcext:value-type="float">
            <text:p>375.57</text:p>
          </table:table-cell>
          <table:table-cell/>
          <table:table-cell table:style-name="ce181" office:value-type="string" calcext:value-type="string">
            <text:p>E4</text:p>
          </table:table-cell>
          <table:table-cell table:style-name="ce102" office:value-type="float" office:value="329.63" calcext:value-type="float">
            <text:p>329.63</text:p>
          </table:table-cell>
          <table:table-cell table:formula="of:=([.N32] + [.N31])/2" office:value-type="float" office:value="281.355" calcext:value-type="float">
            <text:p>281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style-name="ce181" office:value-type="string" calcext:value-type="string">
            <text:p>G5</text:p>
          </table:table-cell>
          <table:table-cell table:style-name="ce102" office:value-type="float" office:value="783.99" calcext:value-type="float">
            <text:p>783.99</text:p>
          </table:table-cell>
          <table:table-cell table:style-name="ce159" table:formula="of:=([.E33] + [.E32])/2" office:value-type="float" office:value="669.18" calcext:value-type="float">
            <text:p>669.18</text:p>
          </table:table-cell>
          <table:table-cell table:number-columns-repeated="2"/>
          <table:table-cell table:style-name="ce181" office:value-type="string" calcext:value-type="string">
            <text:p> D#5/Eb5 </text:p>
          </table:table-cell>
          <table:table-cell table:style-name="ce102" office:value-type="float" office:value="622.25" calcext:value-type="float">
            <text:p>622.25</text:p>
          </table:table-cell>
          <table:table-cell table:style-name="ce159" table:formula="of:=([.J33] + [.J33])/2"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 A#4/Bb4 </text:p>
          </table:table-cell>
          <table:table-cell table:style-name="ce102" office:value-type="float" office:value="466.16" calcext:value-type="float">
            <text:p>466.16</text:p>
          </table:table-cell>
          <table:table-cell table:formula="of:=([.N33] + [.N32])/2" office:value-type="float" office:value="397.895" calcext:value-type="float">
            <text:p>397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81" office:value-type="string" calcext:value-type="string">
            <text:p> C#6/Db6 </text:p>
          </table:table-cell>
          <table:table-cell table:style-name="ce102" office:value-type="float" office:value="1108.73" calcext:value-type="float">
            <text:p>1108.73</text:p>
          </table:table-cell>
          <table:table-cell table:style-name="ce159" table:formula="of:=([.E34] + [.E33])/2" office:value-type="float" office:value="946.36" calcext:value-type="float">
            <text:p>946.36</text:p>
          </table:table-cell>
          <table:table-cell table:number-columns-repeated="2"/>
          <table:table-cell table:style-name="ce181" office:value-type="string" calcext:value-type="string">
            <text:p>A5</text:p>
          </table:table-cell>
          <table:table-cell table:style-name="ce102" office:value-type="float" office:value="880" calcext:value-type="float">
            <text:p>880.00</text:p>
          </table:table-cell>
          <table:table-cell table:style-name="ce159" table:formula="of:=([.J34] + [.J34])/2" office:value-type="float" office:value="880" calcext:value-type="float">
            <text:p>880.00</text:p>
          </table:table-cell>
          <table:table-cell/>
          <table:table-cell table:style-name="ce181" office:value-type="string" calcext:value-type="string">
            <text:p>E5</text:p>
          </table:table-cell>
          <table:table-cell table:style-name="ce102" office:value-type="float" office:value="659.25" calcext:value-type="float">
            <text:p>659.25</text:p>
          </table:table-cell>
          <table:table-cell table:formula="of:=([.N34] + [.N33])/2" office:value-type="float" office:value="562.705" calcext:value-type="float">
            <text:p>562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81" office:value-type="string" calcext:value-type="string">
            <text:p>G6</text:p>
          </table:table-cell>
          <table:table-cell table:style-name="ce102" office:value-type="float" office:value="1567.98" calcext:value-type="float">
            <text:p>1567.98</text:p>
          </table:table-cell>
          <table:table-cell table:style-name="ce159" table:formula="of:=([.E35] + [.E34])/2" office:value-type="float" office:value="1338.355" calcext:value-type="float">
            <text:p>1338.36</text:p>
          </table:table-cell>
          <table:table-cell table:number-columns-repeated="2"/>
          <table:table-cell table:style-name="ce181" office:value-type="string" calcext:value-type="string">
            <text:p> D#6/Eb6 </text:p>
          </table:table-cell>
          <table:table-cell table:style-name="ce102" office:value-type="float" office:value="1244.51" calcext:value-type="float">
            <text:p>1244.51</text:p>
          </table:table-cell>
          <table:table-cell table:style-name="ce159" table:formula="of:=([.J35] + [.J35])/2" office:value-type="float" office:value="1244.51" calcext:value-type="float">
            <text:p>1244.51</text:p>
          </table:table-cell>
          <table:table-cell/>
          <table:table-cell table:style-name="ce181" office:value-type="string" calcext:value-type="string">
            <text:p> A#5/Bb5 </text:p>
          </table:table-cell>
          <table:table-cell table:style-name="ce102" office:value-type="float" office:value="932.33" calcext:value-type="float">
            <text:p>932.33</text:p>
          </table:table-cell>
          <table:table-cell table:formula="of:=([.N35] + [.N34])/2" office:value-type="float" office:value="795.79" calcext:value-type="float">
            <text:p>79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81" office:value-type="string" calcext:value-type="string">
            <text:p> C#7/Db7 </text:p>
          </table:table-cell>
          <table:table-cell table:style-name="ce102" office:value-type="float" office:value="2217.46" calcext:value-type="float">
            <text:p>2217.46</text:p>
          </table:table-cell>
          <table:table-cell table:style-name="ce159" table:formula="of:=([.E36] + [.E35])/2" office:value-type="float" office:value="1892.72" calcext:value-type="float">
            <text:p>1892.72</text:p>
          </table:table-cell>
          <table:table-cell table:number-columns-repeated="2"/>
          <table:table-cell table:style-name="ce181" office:value-type="string" calcext:value-type="string">
            <text:p>A6</text:p>
          </table:table-cell>
          <table:table-cell table:style-name="ce102" office:value-type="float" office:value="1760" calcext:value-type="float">
            <text:p>1760.00</text:p>
          </table:table-cell>
          <table:table-cell table:style-name="ce159" table:formula="of:=([.J36] + [.J36])/2" office:value-type="float" office:value="1760" calcext:value-type="float">
            <text:p>1760.00</text:p>
          </table:table-cell>
          <table:table-cell/>
          <table:table-cell table:style-name="ce181" office:value-type="string" calcext:value-type="string">
            <text:p>E6</text:p>
          </table:table-cell>
          <table:table-cell table:style-name="ce102" office:value-type="float" office:value="1318.51" calcext:value-type="float">
            <text:p>1318.51</text:p>
          </table:table-cell>
          <table:table-cell table:formula="of:=([.N36] + [.N35])/2" office:value-type="float" office:value="1125.42" calcext:value-type="float">
            <text:p>112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81" office:value-type="string" calcext:value-type="string">
            <text:p>G7</text:p>
          </table:table-cell>
          <table:table-cell table:style-name="ce102" office:value-type="float" office:value="3135.96" calcext:value-type="float">
            <text:p>3135.96</text:p>
          </table:table-cell>
          <table:table-cell table:style-name="ce159" table:formula="of:=([.E37] + [.E36])/2" office:value-type="float" office:value="2676.71" calcext:value-type="float">
            <text:p>2676.71</text:p>
          </table:table-cell>
          <table:table-cell table:number-columns-repeated="2"/>
          <table:table-cell table:style-name="ce181" office:value-type="string" calcext:value-type="string">
            <text:p> D#7/Eb7 </text:p>
          </table:table-cell>
          <table:table-cell table:style-name="ce102" office:value-type="float" office:value="2489.02" calcext:value-type="float">
            <text:p>2489.02</text:p>
          </table:table-cell>
          <table:table-cell table:style-name="ce159" table:formula="of:=([.J37] + [.J37])/2" office:value-type="float" office:value="2489.02" calcext:value-type="float">
            <text:p>2489.02</text:p>
          </table:table-cell>
          <table:table-cell/>
          <table:table-cell table:style-name="ce181" office:value-type="string" calcext:value-type="string">
            <text:p> A#6/Bb6 </text:p>
          </table:table-cell>
          <table:table-cell table:style-name="ce102" office:value-type="float" office:value="1864.66" calcext:value-type="float">
            <text:p>1864.66</text:p>
          </table:table-cell>
          <table:table-cell table:formula="of:=([.N37] + [.N36])/2" office:value-type="float" office:value="1591.585" calcext:value-type="float">
            <text:p>1591.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81" office:value-type="string" calcext:value-type="string">
            <text:p> C#8/Db8 </text:p>
          </table:table-cell>
          <table:table-cell table:style-name="ce102" office:value-type="float" office:value="4434.92" calcext:value-type="float">
            <text:p>4434.92</text:p>
          </table:table-cell>
          <table:table-cell table:style-name="ce159" table:formula="of:=([.E38] + [.E37])/2" office:value-type="float" office:value="3785.44" calcext:value-type="float">
            <text:p>3785.44</text:p>
          </table:table-cell>
          <table:table-cell table:number-columns-repeated="2"/>
          <table:table-cell table:style-name="ce181" office:value-type="string" calcext:value-type="string">
            <text:p>A7</text:p>
          </table:table-cell>
          <table:table-cell table:style-name="ce102" office:value-type="float" office:value="3520" calcext:value-type="float">
            <text:p>3520.00</text:p>
          </table:table-cell>
          <table:table-cell table:style-name="ce159" table:formula="of:=([.J38] + [.J38])/2" office:value-type="float" office:value="3520" calcext:value-type="float">
            <text:p>3520.00</text:p>
          </table:table-cell>
          <table:table-cell/>
          <table:table-cell table:style-name="ce181" office:value-type="string" calcext:value-type="string">
            <text:p>E7</text:p>
          </table:table-cell>
          <table:table-cell table:style-name="ce102" office:value-type="float" office:value="2637.02" calcext:value-type="float">
            <text:p>2637.02</text:p>
          </table:table-cell>
          <table:table-cell table:formula="of:=([.N38] + [.N37])/2" office:value-type="float" office:value="2250.84" calcext:value-type="float">
            <text:p>225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81" office:value-type="string" calcext:value-type="string">
            <text:p>G8</text:p>
          </table:table-cell>
          <table:table-cell table:style-name="ce102" office:value-type="float" office:value="6271.93" calcext:value-type="float">
            <text:p>6271.93</text:p>
          </table:table-cell>
          <table:table-cell table:style-name="ce159" table:formula="of:=([.E39] + [.E38])/2" office:value-type="float" office:value="5353.425" calcext:value-type="float">
            <text:p>5353.43</text:p>
          </table:table-cell>
          <table:table-cell table:number-columns-repeated="2"/>
          <table:table-cell table:style-name="ce181" office:value-type="string" calcext:value-type="string">
            <text:p> D#8/Eb8 </text:p>
          </table:table-cell>
          <table:table-cell table:style-name="ce102" office:value-type="float" office:value="4978.03" calcext:value-type="float">
            <text:p>4978.03</text:p>
          </table:table-cell>
          <table:table-cell table:style-name="ce159" table:formula="of:=([.J39] + [.J39])/2" office:value-type="float" office:value="4978.03" calcext:value-type="float">
            <text:p>4978.03</text:p>
          </table:table-cell>
          <table:table-cell/>
          <table:table-cell table:style-name="ce181" office:value-type="string" calcext:value-type="string">
            <text:p> A#7/Bb7 </text:p>
          </table:table-cell>
          <table:table-cell table:style-name="ce102" office:value-type="float" office:value="3729.31" calcext:value-type="float">
            <text:p>3729.31</text:p>
          </table:table-cell>
          <table:table-cell table:formula="of:=([.N39] + [.N38])/2" office:value-type="float" office:value="3183.165" calcext:value-type="float">
            <text:p>3183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81" office:value-type="string" calcext:value-type="string">
            <text:p> C#9/Db9 </text:p>
          </table:table-cell>
          <table:table-cell table:style-name="ce102" table:formula="of:=[.E38]*2" office:value-type="float" office:value="8869.84" calcext:value-type="float">
            <text:p>8869.84</text:p>
          </table:table-cell>
          <table:table-cell table:style-name="ce159" table:formula="of:=([.E40] + [.E39])/2" office:value-type="float" office:value="7570.885" calcext:value-type="float">
            <text:p>7570.89</text:p>
          </table:table-cell>
          <table:table-cell table:number-columns-repeated="2"/>
          <table:table-cell table:style-name="ce181" office:value-type="string" calcext:value-type="string">
            <text:p>A8</text:p>
          </table:table-cell>
          <table:table-cell table:style-name="ce102" office:value-type="float" office:value="7040" calcext:value-type="float">
            <text:p>7040.00</text:p>
          </table:table-cell>
          <table:table-cell table:style-name="ce159" table:formula="of:=([.J40] + [.J40])/2" office:value-type="float" office:value="7040" calcext:value-type="float">
            <text:p>7040.00</text:p>
          </table:table-cell>
          <table:table-cell/>
          <table:table-cell table:style-name="ce181" office:value-type="string" calcext:value-type="string">
            <text:p>E8</text:p>
          </table:table-cell>
          <table:table-cell table:style-name="ce102" table:formula="of:=[.N38]*2" office:value-type="float" office:value="5274.04" calcext:value-type="float">
            <text:p>5274.04</text:p>
          </table:table-cell>
          <table:table-cell table:formula="of:=([.N40] + [.N39])/2" office:value-type="float" office:value="4501.675" calcext:value-type="float">
            <text:p>4501.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number-columns-repeated="2"/>
          <table:table-cell table:style-name="ce159" table:number-columns-repeated="2"/>
          <table:table-cell table:number-columns-repeated="3"/>
          <table:table-cell table:style-name="ce159"/>
          <table:table-cell table:number-columns-repeated="3"/>
          <table:table-cell table:style-name="ce159"/>
          <table:table-cell table:number-columns-repeated="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style-name="ce159" table:number-columns-repeated="2"/>
          <table:table-cell table:number-columns-repeated="3"/>
          <table:table-cell table:style-name="ce159"/>
          <table:table-cell table:number-columns-repeated="3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2"/>
          <table:table-cell table:style-name="ce159" table:number-columns-repeated="2"/>
          <table:table-cell table:number-columns-repeated="3"/>
          <table:table-cell table:style-name="ce159"/>
          <table:table-cell table:number-columns-repeated="3"/>
          <table:table-cell table:style-name="ce247"/>
          <table:table-cell table:number-columns-repeated="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string" calcext:value-type="string">
            <text:p>Rhythm</text:p>
          </table:table-cell>
          <table:table-cell table:style-name="ce159" office:value-type="string" calcext:value-type="string">
            <text:p>C</text:p>
          </table:table-cell>
          <table:table-cell table:style-name="ce159" office:value-type="string" calcext:value-type="string">
            <text:p>Tempo 100</text:p>
          </table:table-cell>
          <table:table-cell table:number-columns-repeated="2"/>
          <table:table-cell office:value-type="string" calcext:value-type="string">
            <text:p>Timbre</text:p>
          </table:table-cell>
          <table:table-cell table:style-name="ce247" office:value-type="string" calcext:value-type="string">
            <text:p>F#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style-name="ce181" office:value-type="string" calcext:value-type="string">
            <text:p>C4</text:p>
          </table:table-cell>
          <table:table-cell table:style-name="ce102" office:value-type="float" office:value="261.63" calcext:value-type="float">
            <text:p>261.63</text:p>
          </table:table-cell>
          <table:table-cell table:style-name="ce159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office:value-type="string" calcext:value-type="string">
            <text:p>half</text:p>
          </table:table-cell>
          <table:table-cell table:number-columns-repeated="2"/>
          <table:table-cell table:style-name="ce247"/>
          <table:table-cell table:number-columns-repeated="2"/>
          <table:table-cell table:style-name="ce180" table:number-columns-repeated="2"/>
        </table:table-row>
        <table:table-row table:style-name="ro3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table:style-name="ce159" table:formula="of:=([.E46] + [.E45])/2" office:value-type="float" office:value="315.81" calcext:value-type="float">
            <text:p>315.81</text:p>
          </table:table-cell>
          <table:table-cell table:number-columns-repeated="2"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formula="of:=([.J46] + [.J45])/2" office:value-type="float" office:value="446.62" calcext:value-type="float">
            <text:p>446.62</text:p>
          </table:table-cell>
          <table:table-cell table:number-columns-repeated="2"/>
          <table:table-cell table:style-name="ce104"/>
          <table:table-cell table:number-columns-repeated="2"/>
          <table:table-cell table:style-name="ce180"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style-name="ce159" table:formula="of:=([.E47] + [.E46])/2" office:value-type="float" office:value="446.62" calcext:value-type="float">
            <text:p>446.62</text:p>
          </table:table-cell>
          <table:table-cell table:number-columns-repeated="2"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159" table:formula="of:=([.J47] + [.J46])/2" office:value-type="float" office:value="631.62" calcext:value-type="float">
            <text:p>631.62</text:p>
          </table:table-cell>
          <table:table-cell table:number-columns-repeated="2"/>
          <table:table-cell table:style-name="ce247"/>
          <table:table-cell table:number-columns-repeated="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159" table:formula="of:=([.E48] + [.E47])/2" office:value-type="float" office:value="631.62" calcext:value-type="float">
            <text:p>631.62</text:p>
          </table:table-cell>
          <table:table-cell table:number-columns-repeated="2"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159" table:formula="of:=([.J48] + [.J47])/2" office:value-type="float" office:value="893.245" calcext:value-type="float">
            <text:p>893.25</text:p>
          </table:table-cell>
          <table:table-cell table:number-columns-repeated="2"/>
          <table:table-cell table:style-name="ce159"/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159" table:formula="of:=([.E49] + [.E48])/2" office:value-type="float" office:value="893.245" calcext:value-type="float">
            <text:p>893.25</text:p>
          </table:table-cell>
          <table:table-cell table:number-columns-repeated="2"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159" table:formula="of:=([.J49] + [.J48])/2" office:value-type="float" office:value="1263.24" calcext:value-type="float">
            <text:p>1263.24</text:p>
          </table:table-cell>
          <table:table-cell table:number-columns-repeated="2"/>
          <table:table-cell table:style-name="ce159"/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159" table:formula="of:=([.E50] + [.E49])/2" office:value-type="float" office:value="1263.24" calcext:value-type="float">
            <text:p>1263.24</text:p>
          </table:table-cell>
          <table:table-cell table:number-columns-repeated="2"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159" table:formula="of:=([.J50] + [.J49])/2" office:value-type="float" office:value="1786.49" calcext:value-type="float">
            <text:p>1786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159" table:formula="of:=([.E51] + [.E50])/2" office:value-type="float" office:value="1786.49" calcext:value-type="float">
            <text:p>1786.49</text:p>
          </table:table-cell>
          <table:table-cell table:number-columns-repeated="2"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159" table:formula="of:=([.J51] + [.J50])/2" office:value-type="float" office:value="2526.48" calcext:value-type="float">
            <text:p>252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159" table:formula="of:=([.E52] + [.E51])/2" office:value-type="float" office:value="2526.48" calcext:value-type="float">
            <text:p>2526.48</text:p>
          </table:table-cell>
          <table:table-cell table:number-columns-repeated="2"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159" table:formula="of:=([.J52] + [.J51])/2" office:value-type="float" office:value="3572.985" calcext:value-type="float">
            <text:p>357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159" table:formula="of:=([.E53] + [.E52])/2" office:value-type="float" office:value="3572.985" calcext:value-type="float">
            <text:p>3572.99</text:p>
          </table:table-cell>
          <table:table-cell table:number-columns-repeated="2"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159" table:formula="of:=([.J53] + [.J52])/2" office:value-type="float" office:value="5052.96" calcext:value-type="float">
            <text:p>505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159" table:formula="of:=([.E54] + [.E53])/2" office:value-type="float" office:value="5052.96" calcext:value-type="float">
            <text:p>5052.96</text:p>
          </table:table-cell>
          <table:table-cell table:number-columns-repeated="2"/>
          <table:table-cell table:style-name="ce181" office:value-type="string" calcext:value-type="string">
            <text:p>C9</text:p>
          </table:table-cell>
          <table:table-cell table:style-name="ce102" table:formula="of:=[.J52]*2" office:value-type="float" office:value="8372.02" calcext:value-type="float">
            <text:p>8372.02</text:p>
          </table:table-cell>
          <table:table-cell table:style-name="ce159" table:formula="of:=([.J54] + [.J53])/2" office:value-type="float" office:value="7145.965" calcext:value-type="float">
            <text:p>714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7"/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2"/>
          <table:table-cell table:style-name="ce103"/>
          <table:table-cell table:number-columns-repeated="4"/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2"/>
          <table:table-cell table:style-name="ce103"/>
          <table:table-cell table:number-columns-repeated="4"/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2"/>
          <table:table-cell table:style-name="ce103"/>
          <table:table-cell table:style-name="ce159"/>
          <table:table-cell table:number-columns-repeated="3"/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2"/>
          <table:table-cell table:style-name="ce103"/>
          <table:table-cell table:style-name="ce159"/>
          <table:table-cell table:number-columns-repeated="3"/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2"/>
          <table:table-cell table:style-name="ce103"/>
          <table:table-cell table:number-columns-repeated="4"/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2"/>
          <table:table-cell table:style-name="ce103"/>
          <table:table-cell table:number-columns-repeated="4"/>
          <table:table-cell table:style-name="ce159"/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table table:name="frequencies" table:style-name="ta1">
        <table:table-column table:style-name="co17" table:number-columns-repeated="6" table:default-cell-style-name="ce180"/>
        <table:table-column table:style-name="co17" table:number-columns-repeated="6" table:default-cell-style-name="Default"/>
        <table:table-column table:style-name="co37" table:default-cell-style-name="Default"/>
        <table:table-column table:style-name="co38" table:default-cell-style-name="Default"/>
        <table:table-row table:style-name="ro5">
          <table:table-cell office:value-type="string" calcext:value-type="string">
            <text:p>top of MIDI tuning rang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9/Ab9</text:p>
          </table:table-cell>
          <table:table-cell office:value-type="string" calcext:value-type="string">
            <text:p>gis’’’’’’/ges’’’’’’</text:p>
          </table:table-cell>
          <table:table-cell office:value-type="float" office:value="13289.75" calcext:value-type="float">
            <text:p>13289.75</text:p>
          </table:table-cell>
          <table:table-cell table:number-columns-repeated="4"/>
          <table:table-cell table:style-name="ce263" office:value-type="float" office:value="440" calcext:value-type="float">
            <text:p>440.00</text:p>
          </table:table-cell>
          <table:table-cell table:style-name="ce263"/>
          <table:table-cell table:style-name="ce265" table:formula="of:=2^(1/24)" office:value-type="float" office:value="1.02930223664349" calcext:value-type="float">
            <text:p>1.0293022366435</text:p>
          </table:table-cell>
          <table:table-cell table:style-name="ce265" table:formula="of:=2^(1/48)" office:value-type="float" office:value="1.01454533493752" calcext:value-type="float">
            <text:p>1.0145453349375</text:p>
          </table:table-cell>
        </table:table-row>
        <table:table-row table:style-name="ro6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’’’’’’</text:p>
          </table:table-cell>
          <table:table-cell office:value-type="float" office:value="12543.85" calcext:value-type="float">
            <text:p>12543.85</text:p>
          </table:table-cell>
          <table:table-cell table:number-columns-repeated="5"/>
          <table:table-cell table:style-name="ce263"/>
          <table:table-cell table:style-name="ce264" table:number-columns-repeated="2"/>
        </table:table-row>
        <table:table-row table:style-name="ro5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9/Gb9</text:p>
          </table:table-cell>
          <table:table-cell office:value-type="string" calcext:value-type="string">
            <text:p>fis’’’’’’/ges’’’’’’</text:p>
          </table:table-cell>
          <table:table-cell office:value-type="float" office:value="11839.82" calcext:value-type="float">
            <text:p>11839.82</text:p>
          </table:table-cell>
          <table:table-cell table:number-columns-repeated="5"/>
          <table:table-cell table:style-name="ce263"/>
          <table:table-cell table:style-name="ce264" table:number-columns-repeated="2"/>
        </table:table-row>
        <table:table-row table:style-name="ro6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’’’’’’</text:p>
          </table:table-cell>
          <table:table-cell office:value-type="float" office:value="11175.3" calcext:value-type="float">
            <text:p>11175.3</text:p>
          </table:table-cell>
          <table:table-cell table:number-columns-repeated="5"/>
          <table:table-cell table:style-name="ce263"/>
          <table:table-cell table:style-name="ce264" table:number-columns-repeated="2"/>
        </table:table-row>
        <table:table-row table:style-name="ro6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’’’’’’</text:p>
          </table:table-cell>
          <table:table-cell office:value-type="float" office:value="10548.08" calcext:value-type="float">
            <text:p>10548.08</text:p>
          </table:table-cell>
          <table:table-cell table:number-columns-repeated="4"/>
          <table:table-cell table:style-name="ce264"/>
          <table:table-cell table:style-name="ce263" table:formula="of:=[.L6]/[.M$1]" office:value-type="float" office:value="311.126983722081" calcext:value-type="float">
            <text:p>311.13</text:p>
          </table:table-cell>
          <table:table-cell table:style-name="ce264" office:value-type="string" calcext:value-type="string">
            <text:p>F#</text:p>
          </table:table-cell>
          <table:table-cell table:style-name="ce263" table:formula="of:=[.N6]/[.N$1]" office:value-type="float" office:value="369.994422711634" calcext:value-type="float">
            <text:p>369.99</text:p>
          </table:table-cell>
        </table:table-row>
        <table:table-row table:style-name="ro5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9/Eb9</text:p>
          </table:table-cell>
          <table:table-cell office:value-type="string" calcext:value-type="string">
            <text:p>dis’’’’’’/es’’’’’’</text:p>
          </table:table-cell>
          <table:table-cell office:value-type="float" office:value="9956.06" calcext:value-type="float">
            <text:p>9956.06</text:p>
          </table:table-cell>
          <table:table-cell table:number-columns-repeated="4"/>
          <table:table-cell table:style-name="ce264"/>
          <table:table-cell table:style-name="ce263" table:formula="of:=[.L7]/[.M$1]" office:value-type="float" office:value="320.243700225281" calcext:value-type="float">
            <text:p>320.24</text:p>
          </table:table-cell>
          <table:table-cell table:style-name="ce264"/>
          <table:table-cell table:style-name="ce263" table:formula="of:=[.N7]/[.N$1]" office:value-type="float" office:value="375.37611551499" calcext:value-type="float">
            <text:p>375.38</text:p>
          </table:table-cell>
        </table:table-row>
        <table:table-row table:style-name="ro6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’’’’’’</text:p>
          </table:table-cell>
          <table:table-cell office:value-type="float" office:value="9397.27" calcext:value-type="float">
            <text:p>9397.27</text:p>
          </table:table-cell>
          <table:table-cell table:number-columns-repeated="4"/>
          <table:table-cell table:style-name="ce264"/>
          <table:table-cell table:style-name="ce263" table:formula="of:=[.L8]/[.M$1]" office:value-type="float" office:value="329.62755691287" calcext:value-type="float">
            <text:p>329.63</text:p>
          </table:table-cell>
          <table:table-cell table:style-name="ce264"/>
          <table:table-cell table:style-name="ce263" table:formula="of:=[.N8]/[.N$1]" office:value-type="float" office:value="380.836086842703" calcext:value-type="float">
            <text:p>380.84</text:p>
          </table:table-cell>
        </table:table-row>
        <table:table-row table:style-name="ro5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9/Db9</text:p>
          </table:table-cell>
          <table:table-cell office:value-type="string" calcext:value-type="string">
            <text:p>cis’’’’’’/des’’’’’’</text:p>
          </table:table-cell>
          <table:table-cell office:value-type="float" office:value="8869.84" calcext:value-type="float">
            <text:p>8869.84</text:p>
          </table:table-cell>
          <table:table-cell table:number-columns-repeated="4"/>
          <table:table-cell table:style-name="ce264"/>
          <table:table-cell table:style-name="ce263" table:formula="of:=[.L9]/[.M$1]" office:value-type="float" office:value="339.286381589747" calcext:value-type="float">
            <text:p>339.29</text:p>
          </table:table-cell>
          <table:table-cell table:style-name="ce264"/>
          <table:table-cell table:style-name="ce263" table:formula="of:=[.N9]/[.N$1]" office:value-type="float" office:value="386.375475282126" calcext:value-type="float">
            <text:p>386.38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’’’’’’</text:p>
          </table:table-cell>
          <table:table-cell office:value-type="float" office:value="8372.02" calcext:value-type="float">
            <text:p>8372.02</text:p>
          </table:table-cell>
          <table:table-cell table:number-columns-repeated="4"/>
          <table:table-cell table:style-name="ce264"/>
          <table:table-cell table:style-name="ce263" table:formula="of:=[.L10]/[.M$1]" office:value-type="float" office:value="349.228231433004" calcext:value-type="float">
            <text:p>349.23</text:p>
          </table:table-cell>
          <table:table-cell table:style-name="ce264" office:value-type="string" calcext:value-type="string">
            <text:p>G</text:p>
          </table:table-cell>
          <table:table-cell table:style-name="ce263" table:formula="of:=[.N10]/[.N$1]" office:value-type="float" office:value="391.995435981749" calcext:value-type="float">
            <text:p>392.00</text:p>
          </table:table-cell>
        </table:table-row>
        <table:table-row table:style-name="ro6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’’’’’</text:p>
          </table:table-cell>
          <table:table-cell office:value-type="float" office:value="7902.13" calcext:value-type="float">
            <text:p>7902.13</text:p>
          </table:table-cell>
          <table:table-cell table:number-columns-repeated="4"/>
          <table:table-cell table:style-name="ce264"/>
          <table:table-cell table:style-name="ce263" table:formula="of:=[.L11]/[.M$1]" office:value-type="float" office:value="359.461399713042" calcext:value-type="float">
            <text:p>359.46</text:p>
          </table:table-cell>
          <table:table-cell table:style-name="ce264"/>
          <table:table-cell table:style-name="ce263" table:formula="of:=[.N11]/[.N$1]" office:value-type="float" office:value="397.697140892084" calcext:value-type="float">
            <text:p>397.70</text:p>
          </table:table-cell>
        </table:table-row>
        <table:table-row table:style-name="ro6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#8/Bb8</text:p>
          </table:table-cell>
          <table:table-cell office:value-type="string" calcext:value-type="string">
            <text:p>ais’’’’’/b’’’’’</text:p>
          </table:table-cell>
          <table:table-cell office:value-type="float" office:value="7458.62" calcext:value-type="float">
            <text:p>7458.62</text:p>
          </table:table-cell>
          <table:table-cell table:number-columns-repeated="4"/>
          <table:table-cell table:style-name="ce264" office:value-type="string" calcext:value-type="string">
            <text:p>F#</text:p>
          </table:table-cell>
          <table:table-cell table:style-name="ce263" table:formula="of:=[.L12]/[.M$1]" office:value-type="float" office:value="369.994422711634" calcext:value-type="float">
            <text:p>369.99</text:p>
          </table:table-cell>
          <table:table-cell table:style-name="ce264"/>
          <table:table-cell table:style-name="ce263" table:formula="of:=[.N12]/[.N$1]" office:value-type="float" office:value="403.481779010055" calcext:value-type="float">
            <text:p>403.48</text:p>
          </table:table-cell>
        </table:table-row>
        <table:table-row table:style-name="ro6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’’’’’</text:p>
          </table:table-cell>
          <table:table-cell office:value-type="float" office:value="7040" calcext:value-type="float">
            <text:p>7040</text:p>
          </table:table-cell>
          <table:table-cell table:number-columns-repeated="4"/>
          <table:table-cell table:style-name="ce264"/>
          <table:table-cell table:style-name="ce263" table:formula="of:=[.L13]/[.M$1]" office:value-type="float" office:value="380.836086842703" calcext:value-type="float">
            <text:p>380.84</text:p>
          </table:table-cell>
          <table:table-cell table:style-name="ce264"/>
          <table:table-cell table:style-name="ce263" table:formula="of:=[.N13]/[.N$1]" office:value-type="float" office:value="409.350556626944" calcext:value-type="float">
            <text:p>409.35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8/Ab8</text:p>
          </table:table-cell>
          <table:table-cell office:value-type="string" calcext:value-type="string">
            <text:p>gis’’’’’/ges’’’’’</text:p>
          </table:table-cell>
          <table:table-cell office:value-type="float" office:value="6644.88" calcext:value-type="float">
            <text:p>6644.88</text:p>
          </table:table-cell>
          <table:table-cell table:number-columns-repeated="4"/>
          <table:table-cell table:style-name="ce264" office:value-type="string" calcext:value-type="string">
            <text:p>G</text:p>
          </table:table-cell>
          <table:table-cell table:style-name="ce263" table:formula="of:=[.L14]/[.M$1]" office:value-type="float" office:value="391.995435981749" calcext:value-type="float">
            <text:p>392.00</text:p>
          </table:table-cell>
          <table:table-cell table:style-name="ce264" office:value-type="string" calcext:value-type="string">
            <text:p>Ab</text:p>
          </table:table-cell>
          <table:table-cell table:style-name="ce263" table:formula="of:=[.N14]/[.N$1]" office:value-type="float" office:value="415.304697579945" calcext:value-type="float">
            <text:p>415.30</text:p>
          </table:table-cell>
        </table:table-row>
        <table:table-row table:style-name="ro6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’’’’’</text:p>
          </table:table-cell>
          <table:table-cell office:value-type="float" office:value="6271.93" calcext:value-type="float">
            <text:p>6271.93</text:p>
          </table:table-cell>
          <table:table-cell table:number-columns-repeated="4"/>
          <table:table-cell table:style-name="ce264"/>
          <table:table-cell table:style-name="ce263" table:formula="of:=[.L15]/[.M$1]" office:value-type="float" office:value="403.481779010055" calcext:value-type="float">
            <text:p>403.48</text:p>
          </table:table-cell>
          <table:table-cell table:style-name="ce264"/>
          <table:table-cell table:style-name="ce263" table:formula="of:=[.N15]/[.N$1]" office:value-type="float" office:value="421.345443507372" calcext:value-type="float">
            <text:p>421.35</text:p>
          </table:table-cell>
        </table:table-row>
        <table:table-row table:style-name="ro6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8/Gb8</text:p>
          </table:table-cell>
          <table:table-cell office:value-type="string" calcext:value-type="string">
            <text:p>fis’’’’’/ges’’’’’</text:p>
          </table:table-cell>
          <table:table-cell office:value-type="float" office:value="5919.91" calcext:value-type="float">
            <text:p>5919.91</text:p>
          </table:table-cell>
          <table:table-cell table:number-columns-repeated="4"/>
          <table:table-cell table:style-name="ce264" office:value-type="string" calcext:value-type="string">
            <text:p>Ab</text:p>
          </table:table-cell>
          <table:table-cell table:style-name="ce263" table:formula="of:=[.L16]/[.M$1]" office:value-type="float" office:value="415.304697579945" calcext:value-type="float">
            <text:p>415.30</text:p>
          </table:table-cell>
          <table:table-cell table:style-name="ce264"/>
          <table:table-cell table:style-name="ce263" table:formula="of:=[.N16]/[.N$1]" office:value-type="float" office:value="427.474054107587" calcext:value-type="float">
            <text:p>427.47</text:p>
          </table:table-cell>
        </table:table-row>
        <table:table-row table:style-name="ro6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’’’’’</text:p>
          </table:table-cell>
          <table:table-cell office:value-type="float" office:value="5587.65" calcext:value-type="float">
            <text:p>5587.65</text:p>
          </table:table-cell>
          <table:table-cell table:number-columns-repeated="4"/>
          <table:table-cell table:style-name="ce264"/>
          <table:table-cell table:style-name="ce263" table:formula="of:=[.L17]/[.M$1]" office:value-type="float" office:value="427.474054107587" calcext:value-type="float">
            <text:p>427.47</text:p>
          </table:table-cell>
          <table:table-cell/>
          <table:table-cell table:style-name="ce263" table:formula="of:=[.N17]/[.N$1]" office:value-type="float" office:value="433.691807401682" calcext:value-type="float">
            <text:p>433.69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’’’’’</text:p>
          </table:table-cell>
          <table:table-cell office:value-type="float" office:value="5274.04" calcext:value-type="float">
            <text:p>5274.04</text:p>
          </table:table-cell>
          <table:table-cell table:number-columns-repeated="4"/>
          <table:table-cell table:style-name="ce264" office:value-type="string" calcext:value-type="string">
            <text:p>A4</text:p>
          </table:table-cell>
          <table:table-cell table:style-name="ce263" table:formula="of:=[.K$1]" office:value-type="float" office:value="440" calcext:value-type="float">
            <text:p>440.00</text:p>
          </table:table-cell>
          <table:table-cell table:style-name="ce264" office:value-type="string" calcext:value-type="string">
            <text:p>A4</text:p>
          </table:table-cell>
          <table:table-cell table:style-name="ce263" table:formula="of:=[.K$1]" office:value-type="float" office:value="440" calcext:value-type="float">
            <text:p>440.00</text:p>
          </table:table-cell>
        </table:table-row>
        <table:table-row table:style-name="ro6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8/Eb8</text:p>
          </table:table-cell>
          <table:table-cell office:value-type="string" calcext:value-type="string">
            <text:p>dis’’’’’/es’’’’’</text:p>
          </table:table-cell>
          <table:table-cell office:value-type="float" office:value="4978.03" calcext:value-type="float">
            <text:p>4978.03</text:p>
          </table:table-cell>
          <table:table-cell table:number-columns-repeated="4"/>
          <table:table-cell table:style-name="ce264"/>
          <table:table-cell table:style-name="ce263" table:formula="of:=[.L17]*[.M$1]" office:value-type="float" office:value="452.892984123137" calcext:value-type="float">
            <text:p>452.89</text:p>
          </table:table-cell>
          <table:table-cell/>
          <table:table-cell table:style-name="ce263" table:formula="of:=[.N17]*[.N$1]" office:value-type="float" office:value="446.39994737251" calcext:value-type="float">
            <text:p>446.40</text:p>
          </table:table-cell>
        </table:table-row>
        <table:table-row table:style-name="ro6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’’’’’</text:p>
          </table:table-cell>
          <table:table-cell office:value-type="float" office:value="4698.64" calcext:value-type="float">
            <text:p>4698.64</text:p>
          </table:table-cell>
          <table:table-cell table:number-columns-repeated="4"/>
          <table:table-cell table:style-name="ce264" office:value-type="string" calcext:value-type="string">
            <text:p>Bb</text:p>
          </table:table-cell>
          <table:table-cell table:style-name="ce263" table:formula="of:=[.L18]*[.M$1]" office:value-type="float" office:value="466.16376151809" calcext:value-type="float">
            <text:p>466.16</text:p>
          </table:table-cell>
          <table:table-cell table:style-name="ce264"/>
          <table:table-cell table:style-name="ce263" table:formula="of:=[.N18]*[.N$1]" office:value-type="float" office:value="452.892984123137" calcext:value-type="float">
            <text:p>452.89</text:p>
          </table:table-cell>
        </table:table-row>
        <table:table-row table:style-name="ro5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8/Db8</text:p>
          </table:table-cell>
          <table:table-cell office:value-type="string" calcext:value-type="string">
            <text:p>cis’’’’’/des’’’’’</text:p>
          </table:table-cell>
          <table:table-cell office:value-type="float" office:value="4434.92" calcext:value-type="float">
            <text:p>4434.92</text:p>
          </table:table-cell>
          <table:table-cell table:number-columns-repeated="4"/>
          <table:table-cell table:style-name="ce264"/>
          <table:table-cell table:style-name="ce263" table:formula="of:=[.L19]*[.M$1]" office:value-type="float" office:value="479.823402372713" calcext:value-type="float">
            <text:p>479.82</text:p>
          </table:table-cell>
          <table:table-cell table:style-name="ce264"/>
          <table:table-cell table:style-name="ce263" table:formula="of:=[.N19]*[.N$1]" office:value-type="float" office:value="459.480464268062" calcext:value-type="float">
            <text:p>459.48</text:p>
          </table:table-cell>
        </table:table-row>
        <table:table-row table:style-name="ro6"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’’’’’</text:p>
          </table:table-cell>
          <table:table-cell office:value-type="float" office:value="4186.01" calcext:value-type="float">
            <text:p>4186.01</text:p>
          </table:table-cell>
          <table:table-cell table:number-columns-repeated="4"/>
          <table:table-cell table:style-name="ce264" office:value-type="string" calcext:value-type="string">
            <text:p>B</text:p>
          </table:table-cell>
          <table:table-cell table:style-name="ce263" table:formula="of:=[.L20]*[.M$1]" office:value-type="float" office:value="493.883301256124" calcext:value-type="float">
            <text:p>493.88</text:p>
          </table:table-cell>
          <table:table-cell table:style-name="ce264" office:value-type="string" calcext:value-type="string">
            <text:p>Bb</text:p>
          </table:table-cell>
          <table:table-cell table:style-name="ce263" table:formula="of:=[.N20]*[.N$1]" office:value-type="float" office:value="466.16376151809" calcext:value-type="float">
            <text:p>466.16</text:p>
          </table:table-cell>
        </table:table-row>
        <table:table-row table:style-name="ro6">
          <table:table-cell office:value-type="float" office:value="107" calcext:value-type="float">
            <text:p>107</text:p>
          </table:table-cell>
          <table:table-cell office:value-type="string" calcext:value-type="string">
            <text:p> 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’’’’</text:p>
          </table:table-cell>
          <table:table-cell office:value-type="float" office:value="3951.07" calcext:value-type="float">
            <text:p>3951.07</text:p>
          </table:table-cell>
          <table:table-cell table:number-columns-repeated="4"/>
          <table:table-cell table:style-name="ce264"/>
          <table:table-cell table:style-name="ce263" table:formula="of:=[.L21]*[.M$1]" office:value-type="float" office:value="508.3551866238" calcext:value-type="float">
            <text:p>508.36</text:p>
          </table:table-cell>
          <table:table-cell table:style-name="ce264"/>
          <table:table-cell table:style-name="ce263" table:formula="of:=[.N21]*[.N$1]" office:value-type="float" office:value="472.944269565107" calcext:value-type="float">
            <text:p>472.94</text:p>
          </table:table-cell>
        </table:table-row>
        <table:table-row table:style-name="ro6">
          <table:table-cell office:value-type="float" office:value="106" calcext:value-type="float">
            <text:p>106</text:p>
          </table:table-cell>
          <table:table-cell office:value-type="string" calcext:value-type="string">
            <text:p>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#7/Bb7</text:p>
          </table:table-cell>
          <table:table-cell office:value-type="string" calcext:value-type="string">
            <text:p>ais’’’’/b’’’’</text:p>
          </table:table-cell>
          <table:table-cell office:value-type="float" office:value="3729.31" calcext:value-type="float">
            <text:p>3729.31</text:p>
          </table:table-cell>
          <table:table-cell table:number-columns-repeated="4"/>
          <table:table-cell table:style-name="ce264" office:value-type="string" calcext:value-type="string">
            <text:p>C</text:p>
          </table:table-cell>
          <table:table-cell table:style-name="ce263" table:formula="of:=[.L22]*[.M$1]" office:value-type="float" office:value="523.251130601197" calcext:value-type="float">
            <text:p>523.25</text:p>
          </table:table-cell>
          <table:table-cell table:style-name="ce264"/>
          <table:table-cell table:style-name="ce263" table:formula="of:=[.N22]*[.N$1]" office:value-type="float" office:value="479.823402372714" calcext:value-type="float">
            <text:p>479.82</text:p>
          </table:table-cell>
        </table:table-row>
        <table:table-row table:style-name="ro6">
          <table:table-cell office:value-type="float" office:value="105" calcext:value-type="float">
            <text:p>105</text:p>
          </table:table-cell>
          <table:table-cell office:value-type="string" calcext:value-type="string">
            <text:p>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’’’’</text:p>
          </table:table-cell>
          <table:table-cell office:value-type="float" office:value="3520" calcext:value-type="float">
            <text:p>3520</text:p>
          </table:table-cell>
          <table:table-cell table:number-columns-repeated="4"/>
          <table:table-cell table:style-name="ce264"/>
          <table:table-cell table:style-name="ce263" table:formula="of:=[.L23]*[.M$1]" office:value-type="float" office:value="538.583559054049" calcext:value-type="float">
            <text:p>538.58</text:p>
          </table:table-cell>
          <table:table-cell table:style-name="ce264"/>
          <table:table-cell table:style-name="ce263" table:formula="of:=[.N23]*[.N$1]" office:value-type="float" office:value="486.802594471087" calcext:value-type="float">
            <text:p>486.80</text:p>
          </table:table-cell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 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#7/Ab7</text:p>
          </table:table-cell>
          <table:table-cell office:value-type="string" calcext:value-type="string">
            <text:p>gis’’’’/ges’’’’</text:p>
          </table:table-cell>
          <table:table-cell office:value-type="float" office:value="3322.44" calcext:value-type="float">
            <text:p>3322.44</text:p>
          </table:table-cell>
          <table:table-cell table:number-columns-repeated="4"/>
          <table:table-cell table:style-name="ce264" office:value-type="string" calcext:value-type="string">
            <text:p>C#</text:p>
          </table:table-cell>
          <table:table-cell table:style-name="ce263" table:formula="of:=[.L24]*[.M$1]" office:value-type="float" office:value="554.365261953744" calcext:value-type="float">
            <text:p>554.37</text:p>
          </table:table-cell>
          <table:table-cell table:style-name="ce264" office:value-type="string" calcext:value-type="string">
            <text:p>C</text:p>
          </table:table-cell>
          <table:table-cell table:style-name="ce263" table:formula="of:=[.N24]*[.N$1]" office:value-type="float" office:value="493.883301256124" calcext:value-type="float">
            <text:p>493.88</text:p>
          </table:table-cell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 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’’’’</text:p>
          </table:table-cell>
          <table:table-cell office:value-type="float" office:value="3135.96" calcext:value-type="float">
            <text:p>3135.96</text:p>
          </table:table-cell>
          <table:table-cell table:number-columns-repeated="4"/>
          <table:table-cell table:style-name="ce264"/>
          <table:table-cell table:style-name="ce263" table:formula="of:=[.L25]*[.M$1]" office:value-type="float" office:value="570.609404046445" calcext:value-type="float">
            <text:p>570.61</text:p>
          </table:table-cell>
          <table:table-cell table:style-name="ce264"/>
          <table:table-cell table:style-name="ce263" table:formula="of:=[.N25]*[.N$1]" office:value-type="float" office:value="501.066999292945" calcext:value-type="float">
            <text:p>501.07</text:p>
          </table:table-cell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 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#7/Gb7</text:p>
          </table:table-cell>
          <table:table-cell office:value-type="string" calcext:value-type="string">
            <text:p>fis’’’’/ges’’’’</text:p>
          </table:table-cell>
          <table:table-cell office:value-type="float" office:value="2959.96" calcext:value-type="float">
            <text:p>2959.96</text:p>
          </table:table-cell>
          <table:table-cell table:number-columns-repeated="4"/>
          <table:table-cell table:style-name="ce264"/>
          <table:table-cell table:style-name="ce263" table:formula="of:=[.L26]*[.M$1]" office:value-type="float" office:value="587.329535834815" calcext:value-type="float">
            <text:p>587.33</text:p>
          </table:table-cell>
          <table:table-cell table:style-name="ce264"/>
          <table:table-cell table:style-name="ce263" table:formula="of:=[.N26]*[.N$1]" office:value-type="float" office:value="508.355186623801" calcext:value-type="float">
            <text:p>508.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 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’’’’</text:p>
          </table:table-cell>
          <table:table-cell office:value-type="float" office:value="2793.83" calcext:value-type="float">
            <text:p>2793.8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 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’’’’</text:p>
          </table:table-cell>
          <table:table-cell office:value-type="float" office:value="2637.02" calcext:value-type="float">
            <text:p>2637.0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 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#7/Eb7</text:p>
          </table:table-cell>
          <table:table-cell office:value-type="string" calcext:value-type="string">
            <text:p>dis’’’’/es’’’’</text:p>
          </table:table-cell>
          <table:table-cell office:value-type="float" office:value="2489.02" calcext:value-type="float">
            <text:p>2489.02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’’’’</text:p>
          </table:table-cell>
          <table:table-cell office:value-type="float" office:value="2349.32" calcext:value-type="float">
            <text:p>2349.3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#7/Db7</text:p>
          </table:table-cell>
          <table:table-cell office:value-type="string" calcext:value-type="string">
            <text:p>cis’’’’/des’’’’</text:p>
          </table:table-cell>
          <table:table-cell office:value-type="float" office:value="2217.46" calcext:value-type="float">
            <text:p>2217.4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’’’’</text:p>
          </table:table-cell>
          <table:table-cell office:value-type="float" office:value="2093" calcext:value-type="float">
            <text:p>209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h’’’</text:p>
          </table:table-cell>
          <table:table-cell office:value-type="float" office:value="1975.53" calcext:value-type="float">
            <text:p>1975.5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#6/Bb6</text:p>
          </table:table-cell>
          <table:table-cell office:value-type="string" calcext:value-type="string">
            <text:p>ais’’’/b’’’</text:p>
          </table:table-cell>
          <table:table-cell office:value-type="float" office:value="1864.66" calcext:value-type="float">
            <text:p>1864.6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’’’</text:p>
          </table:table-cell>
          <table:table-cell office:value-type="float" office:value="1760" calcext:value-type="float">
            <text:p>176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#6/Ab6</text:p>
          </table:table-cell>
          <table:table-cell office:value-type="string" calcext:value-type="string">
            <text:p>gis’’’/as’’’</text:p>
          </table:table-cell>
          <table:table-cell office:value-type="float" office:value="1661.22" calcext:value-type="float">
            <text:p>1661.22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’’’</text:p>
          </table:table-cell>
          <table:table-cell office:value-type="float" office:value="1567.98" calcext:value-type="float">
            <text:p>1567.98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#6/Gb6</text:p>
          </table:table-cell>
          <table:table-cell office:value-type="string" calcext:value-type="string">
            <text:p>fis’’’/ges’’’</text:p>
          </table:table-cell>
          <table:table-cell office:value-type="float" office:value="1479.98" calcext:value-type="float">
            <text:p>1479.9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’’’</text:p>
          </table:table-cell>
          <table:table-cell office:value-type="float" office:value="1396.91" calcext:value-type="float">
            <text:p>1396.9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’’’</text:p>
          </table:table-cell>
          <table:table-cell office:value-type="float" office:value="1318.51" calcext:value-type="float">
            <text:p>1318.5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#6/Eb6</text:p>
          </table:table-cell>
          <table:table-cell office:value-type="string" calcext:value-type="string">
            <text:p>dis’’’/es’’’</text:p>
          </table:table-cell>
          <table:table-cell office:value-type="float" office:value="1244.51" calcext:value-type="float">
            <text:p>1244.5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’’’</text:p>
          </table:table-cell>
          <table:table-cell office:value-type="float" office:value="1174.66" calcext:value-type="float">
            <text:p>1174.6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#6/Db6</text:p>
          </table:table-cell>
          <table:table-cell office:value-type="string" calcext:value-type="string">
            <text:p>cis’’’/des’’’</text:p>
          </table:table-cell>
          <table:table-cell office:value-type="float" office:value="1108.73" calcext:value-type="float">
            <text:p>1108.7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’’’</text:p>
          </table:table-cell>
          <table:table-cell office:value-type="float" office:value="1046.5" calcext:value-type="float">
            <text:p>1046.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h’’</text:p>
          </table:table-cell>
          <table:table-cell office:value-type="float" office:value="987.77" calcext:value-type="float">
            <text:p>987.77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#5/Bb5</text:p>
          </table:table-cell>
          <table:table-cell office:value-type="string" calcext:value-type="string">
            <text:p>ais’’/b’’</text:p>
          </table:table-cell>
          <table:table-cell office:value-type="float" office:value="932.33" calcext:value-type="float">
            <text:p>932.3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’’</text:p>
          </table:table-cell>
          <table:table-cell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#5/Ab5</text:p>
          </table:table-cell>
          <table:table-cell office:value-type="string" calcext:value-type="string">
            <text:p>gis’’/as’’</text:p>
          </table:table-cell>
          <table:table-cell office:value-type="float" office:value="830.61" calcext:value-type="float">
            <text:p>830.6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’’</text:p>
          </table:table-cell>
          <table:table-cell office:value-type="float" office:value="783.99" calcext:value-type="float">
            <text:p>783.9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#5/Gb5</text:p>
          </table:table-cell>
          <table:table-cell office:value-type="string" calcext:value-type="string">
            <text:p>fis’’/ges’’</text:p>
          </table:table-cell>
          <table:table-cell office:value-type="float" office:value="739.99" calcext:value-type="float">
            <text:p>739.9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’’</text:p>
          </table:table-cell>
          <table:table-cell office:value-type="float" office:value="698.46" calcext:value-type="float">
            <text:p>698.4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’’</text:p>
          </table:table-cell>
          <table:table-cell office:value-type="float" office:value="659.26" calcext:value-type="float">
            <text:p>659.2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#5/Eb5</text:p>
          </table:table-cell>
          <table:table-cell office:value-type="string" calcext:value-type="string">
            <text:p>dis’’/es’’</text:p>
          </table:table-cell>
          <table:table-cell office:value-type="float" office:value="622.25" calcext:value-type="float">
            <text:p>622.25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’’</text:p>
          </table:table-cell>
          <table:table-cell office:value-type="float" office:value="587.33" calcext:value-type="float">
            <text:p>587.3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#5/Db5</text:p>
          </table:table-cell>
          <table:table-cell office:value-type="string" calcext:value-type="string">
            <text:p>cis’’/des’’</text:p>
          </table:table-cell>
          <table:table-cell office:value-type="float" office:value="554.37" calcext:value-type="float">
            <text:p>554.37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’’</text:p>
          </table:table-cell>
          <table:table-cell office:value-type="float" office:value="523.25" calcext:value-type="float">
            <text:p>523.25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h’</text:p>
          </table:table-cell>
          <table:table-cell office:value-type="float" office:value="493.88" calcext:value-type="float">
            <text:p>493.88</text:p>
          </table:table-cell>
          <table:table-cell/>
          <table:table-cell table:style-name="ce262" office:value-type="float" office:value="473.19" calcext:value-type="float">
            <text:p>473.19</text:p>
          </table:table-cell>
          <table:table-cell table:formula="of:=[.F58]-[.H58]" office:value-type="float" office:value="20.69" calcext:value-type="float">
            <text:p>20.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#4/Bb4</text:p>
          </table:table-cell>
          <table:table-cell office:value-type="string" calcext:value-type="string">
            <text:p>ais’/b’</text:p>
          </table:table-cell>
          <table:table-cell office:value-type="float" office:value="466.16" calcext:value-type="float">
            <text:p>466.16</text:p>
          </table:table-cell>
          <table:table-cell/>
          <table:table-cell table:formula="of:=([.F58]+[.F59])/2" office:value-type="float" office:value="480.02" calcext:value-type="float">
            <text:p>480.02</text:p>
          </table:table-cell>
          <table:table-cell table:formula="of:=[.H58]-[.F59]" office:value-type="float" office:value="7.02999999999997" calcext:value-type="float">
            <text:p>7.02999999999997</text:p>
          </table:table-cell>
          <table:table-cell table:number-columns-repeated="5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4 concert pitch</text:p>
          </table:table-cell>
          <table:table-cell office:value-type="string" calcext:value-type="string">
            <text:p>a’ Kammerton</text:p>
          </table:table-cell>
          <table:table-cell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#4/Ab4</text:p>
          </table:table-cell>
          <table:table-cell office:value-type="string" calcext:value-type="string">
            <text:p>gis’/as’</text:p>
          </table:table-cell>
          <table:table-cell office:value-type="float" office:value="415.3" calcext:value-type="float">
            <text:p>415.3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’</text:p>
          </table:table-cell>
          <table:table-cell office:value-type="float" office:value="392" calcext:value-type="float">
            <text:p>39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#4/Gb4</text:p>
          </table:table-cell>
          <table:table-cell office:value-type="string" calcext:value-type="string">
            <text:p>fis’/ges’</text:p>
          </table:table-cell>
          <table:table-cell office:value-type="float" office:value="369.99" calcext:value-type="float">
            <text:p>369.99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’</text:p>
          </table:table-cell>
          <table:table-cell office:value-type="float" office:value="349.23" calcext:value-type="float">
            <text:p>349.2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’</text:p>
          </table:table-cell>
          <table:table-cell office:value-type="float" office:value="329.63" calcext:value-type="float">
            <text:p>329.63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#4/Eb4</text:p>
          </table:table-cell>
          <table:table-cell office:value-type="string" calcext:value-type="string">
            <text:p>dis’/es’</text:p>
          </table:table-cell>
          <table:table-cell office:value-type="float" office:value="311.13" calcext:value-type="float">
            <text:p>311.1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’</text:p>
          </table:table-cell>
          <table:table-cell office:value-type="float" office:value="293.66" calcext:value-type="float">
            <text:p>293.66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#4/Db4</text:p>
          </table:table-cell>
          <table:table-cell office:value-type="string" calcext:value-type="string">
            <text:p>cis’/des’</text:p>
          </table:table-cell>
          <table:table-cell office:value-type="float" office:value="277.18" calcext:value-type="float">
            <text:p>277.1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4 (middle C)</text:p>
          </table:table-cell>
          <table:table-cell office:value-type="string" calcext:value-type="string">
            <text:p>c’ (Schloss-C)</text:p>
          </table:table-cell>
          <table:table-cell office:value-type="float" office:value="261.63" calcext:value-type="float">
            <text:p>261.63</text:p>
          </table:table-cell>
          <table:table-cell office:value-type="string" calcext:value-type="string">
            <text:p>MIDDLE C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</text:p>
          </table:table-cell>
          <table:table-cell office:value-type="float" office:value="246.94" calcext:value-type="float">
            <text:p>246.9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#3/Bb3</text:p>
          </table:table-cell>
          <table:table-cell office:value-type="string" calcext:value-type="string">
            <text:p>ais/b</text:p>
          </table:table-cell>
          <table:table-cell office:value-type="float" office:value="233.08" calcext:value-type="float">
            <text:p>233.08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#3/Ab3</text:p>
          </table:table-cell>
          <table:table-cell office:value-type="string" calcext:value-type="string">
            <text:p>gis/as</text:p>
          </table:table-cell>
          <table:table-cell office:value-type="float" office:value="207.65" calcext:value-type="float">
            <text:p>207.65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#3/Gb3</text:p>
          </table:table-cell>
          <table:table-cell office:value-type="string" calcext:value-type="string">
            <text:p>fis/ges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174.61" calcext:value-type="float">
            <text:p>174.6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164.81" calcext:value-type="float">
            <text:p>164.8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#3/Eb3</text:p>
          </table:table-cell>
          <table:table-cell office:value-type="string" calcext:value-type="string">
            <text:p>dis/es</text:p>
          </table:table-cell>
          <table:table-cell office:value-type="float" office:value="155.56" calcext:value-type="float">
            <text:p>155.5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146.83" calcext:value-type="float">
            <text:p>146.8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#3/Db3</text:p>
          </table:table-cell>
          <table:table-cell office:value-type="string" calcext:value-type="string">
            <text:p>cis/des</text:p>
          </table:table-cell>
          <table:table-cell office:value-type="float" office:value="138.59" calcext:value-type="float">
            <text:p>138.5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130.81" calcext:value-type="float">
            <text:p>130.8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</text:p>
          </table:table-cell>
          <table:table-cell office:value-type="float" office:value="123.47" calcext:value-type="float">
            <text:p>123.4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#2/Bb2</text:p>
          </table:table-cell>
          <table:table-cell office:value-type="string" calcext:value-type="string">
            <text:p>Ais/B</text:p>
          </table:table-cell>
          <table:table-cell office:value-type="float" office:value="116.54" calcext:value-type="float">
            <text:p>116.5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#2/Ab2</text:p>
          </table:table-cell>
          <table:table-cell office:value-type="string" calcext:value-type="string">
            <text:p>Gis/As</text:p>
          </table:table-cell>
          <table:table-cell office:value-type="float" office:value="103.83" calcext:value-type="float">
            <text:p>103.8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#2/Gb2</text:p>
          </table:table-cell>
          <table:table-cell office:value-type="string" calcext:value-type="string">
            <text:p>Fis/Ges</text:p>
          </table:table-cell>
          <table:table-cell office:value-type="float" office:value="92.5" calcext:value-type="float">
            <text:p>92.5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87.31" calcext:value-type="float">
            <text:p>87.3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82.41" calcext:value-type="float">
            <text:p>82.4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#2/Eb2</text:p>
          </table:table-cell>
          <table:table-cell office:value-type="string" calcext:value-type="string">
            <text:p>Dis/Es</text:p>
          </table:table-cell>
          <table:table-cell office:value-type="float" office:value="77.78" calcext:value-type="float">
            <text:p>77.7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73.42" calcext:value-type="float">
            <text:p>73.42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#2/Db2</text:p>
          </table:table-cell>
          <table:table-cell office:value-type="string" calcext:value-type="string">
            <text:p>Cis/Des</text:p>
          </table:table-cell>
          <table:table-cell office:value-type="float" office:value="69.3" calcext:value-type="float">
            <text:p>69.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65.41" calcext:value-type="float">
            <text:p>65.4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1</text:p>
          </table:table-cell>
          <table:table-cell office:value-type="float" office:value="61.74" calcext:value-type="float">
            <text:p>61.74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#1/Bb1</text:p>
          </table:table-cell>
          <table:table-cell office:value-type="string" calcext:value-type="string">
            <text:p>Ais1/b1</text:p>
          </table:table-cell>
          <table:table-cell office:value-type="float" office:value="58.27" calcext:value-type="float">
            <text:p>58.27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#1/Ab1</text:p>
          </table:table-cell>
          <table:table-cell office:value-type="string" calcext:value-type="string">
            <text:p>Gis1/As1</text:p>
          </table:table-cell>
          <table:table-cell office:value-type="float" office:value="51.91" calcext:value-type="float">
            <text:p>51.9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#1/Gb1</text:p>
          </table:table-cell>
          <table:table-cell office:value-type="string" calcext:value-type="string">
            <text:p>Fis1/Ges1</text:p>
          </table:table-cell>
          <table:table-cell office:value-type="float" office:value="46.25" calcext:value-type="float">
            <text:p>46.2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#1/Eb1</text:p>
          </table:table-cell>
          <table:table-cell office:value-type="string" calcext:value-type="string">
            <text:p>Dis1/Es1</text:p>
          </table:table-cell>
          <table:table-cell office:value-type="float" office:value="38.89" calcext:value-type="float">
            <text:p>38.8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#1/Db1</text:p>
          </table:table-cell>
          <table:table-cell office:value-type="string" calcext:value-type="string">
            <text:p>Cis1/Des1</text:p>
          </table:table-cell>
          <table:table-cell office:value-type="float" office:value="34.65" calcext:value-type="float">
            <text:p>34.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2</text:p>
          </table:table-cell>
          <table:table-cell office:value-type="float" office:value="30.87" calcext:value-type="float">
            <text:p>30.8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#0/Bb0</text:p>
          </table:table-cell>
          <table:table-cell office:value-type="string" calcext:value-type="string">
            <text:p>Ais2/B2</text:p>
          </table:table-cell>
          <table:table-cell office:value-type="float" office:value="29.14" calcext:value-type="float">
            <text:p>29.1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float" office:value="27.5" calcext:value-type="float">
            <text:p>27.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5.96" calcext:value-type="float">
            <text:p>25.9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4.5" calcext:value-type="float">
            <text:p>24.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.12" calcext:value-type="float">
            <text:p>23.1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1.83" calcext:value-type="float">
            <text:p>21.8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0.6" calcext:value-type="float">
            <text:p>20.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9.45" calcext:value-type="float">
            <text:p>19.4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8.35" calcext:value-type="float">
            <text:p>18.3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7.32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6.35" calcext:value-type="float">
            <text:p>16.3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5.43" calcext:value-type="float">
            <text:p>15.4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4.57" calcext:value-type="float">
            <text:p>14.5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3.75" calcext:value-type="float">
            <text:p>13.7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98" calcext:value-type="float">
            <text:p>12.9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25" calcext:value-type="float">
            <text:p>12.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1.56" calcext:value-type="float">
            <text:p>11.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91" calcext:value-type="float">
            <text:p>10.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72" calcext:value-type="float">
            <text:p>9.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18" calcext:value-type="float">
            <text:p>9.1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66" calcext:value-type="float">
            <text:p>8.6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18" calcext:value-type="float">
            <text:p>8.18</text:p>
          </table:table-cell>
          <table:table-cell table:number-columns-repeated="8"/>
        </table:table-row>
      </table:table>
      <table:table table:name="thesis" table:style-name="ta1" table:print-ranges="thesis.BN24:thesis.CA29">
        <table:shapes>
          <draw:frame draw:z-index="0" draw:style-name="gr1" draw:text-style-name="P1" svg:width="16.001cm" svg:height="9.003cm" svg:x="129.988cm" svg:y="4.854cm">
            <draw:object draw:notify-on-update-of-ranges="thesis.DV4:thesis.DV4 thesis.DW4:thesis.E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9" table:default-cell-style-name="Default"/>
        <table:table-column table:style-name="co40" table:number-columns-repeated="9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0" table:number-columns-repeated="9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40" table:number-columns-repeated="2" table:default-cell-style-name="Default"/>
        <table:table-column table:style-name="co44" table:default-cell-style-name="Default"/>
        <table:table-column table:style-name="co47" table:default-cell-style-name="Default"/>
        <table:table-column table:style-name="co40" table:number-columns-repeated="7" table:default-cell-style-name="Default"/>
        <table:table-column table:style-name="co39" table:default-cell-style-name="Default"/>
        <table:table-column table:style-name="co40" table:number-columns-repeated="7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58" table:default-cell-style-name="Default"/>
        <table:table-column table:style-name="co17" table:default-cell-style-name="Default"/>
        <table:table-column table:style-name="co63" table:default-cell-style-name="Default"/>
        <table:table-column table:style-name="co56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6" table:default-cell-style-name="Default"/>
        <table:table-column table:style-name="co58" table:default-cell-style-name="Default"/>
        <table:table-column table:style-name="co17" table:default-cell-style-name="Default"/>
        <table:table-column table:style-name="co17" table:default-cell-style-name="ce233"/>
        <table:table-column table:style-name="co47" table:default-cell-style-name="Default"/>
        <table:table-column table:style-name="co44" table:default-cell-style-name="Default"/>
        <table:table-column table:style-name="co72" table:default-cell-style-name="Default"/>
        <table:table-column table:style-name="co48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0" table:default-cell-style-name="Default"/>
        <table:table-column table:style-name="co2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80" table:number-columns-repeated="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80" table:number-columns-repeated="4" table:default-cell-style-name="Default"/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3"/>
          <table:table-cell table:style-name="ce170" table:number-columns-repeated="11"/>
          <table:table-cell/>
          <table:table-cell table:style-name="ce111" office:value-type="string" calcext:value-type="string">
            <text:p>Neutral</text:p>
          </table:table-cell>
          <table:table-cell table:number-columns-repeated="82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4" table:number-columns-repeated="2"/>
          <table:table-cell table:style-name="ce171" table:number-columns-repeated="2"/>
          <table:table-cell table:style-name="ce170" table:number-columns-repeated="3"/>
          <table:table-cell table:style-name="ce170" office:value-type="string" calcext:value-type="string">
            <text:p><text:s/></text:p>
          </table:table-cell>
          <table:table-cell table:style-name="ce170" table:number-columns-repeated="4"/>
          <table:table-cell/>
          <table:table-cell table:style-name="ce112" office:value-type="string" calcext:value-type="string">
            <text:p>Harmonious</text:p>
          </table:table-cell>
          <table:table-cell table:number-columns-repeated="82"/>
          <table:table-cell table:style-name="Default"/>
          <table:table-cell table:number-columns-repeated="27"/>
          <table:table-cell office:value-type="string" calcext:value-type="string">
            <text:p>improv</text:p>
          </table:table-cell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65" table:number-columns-repeated="3"/>
          <table:table-cell table:style-name="ce170" table:number-columns-repeated="3"/>
          <table:table-cell table:style-name="ce191" table:number-columns-repeated="6"/>
          <table:table-cell/>
          <table:table-cell table:style-name="ce113" office:value-type="string" calcext:value-type="string">
            <text:p>Disharmonious</text:p>
          </table:table-cell>
          <table:table-cell table:number-columns-repeated="82"/>
          <table:table-cell table:style-name="Default"/>
          <table:table-cell table:number-columns-repeated="1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2" calcext:value-type="float">
            <text:p>12</text:p>
          </table:table-cell>
          <table:table-cell/>
          <table:table-cell table:style-name="ce111" office:value-type="string" calcext:value-type="string">
            <text:p>Neutral</text:p>
          </table:table-cell>
          <table:table-cell office:value-type="string" calcext:value-type="string">
            <text:p>bpm</text:p>
          </table:table-cell>
          <table:table-cell office:value-type="float" office:value="60" calcext:value-type="float">
            <text:p>60</text:p>
          </table:table-cell>
          <table:table-cell table:style-name="ce239" office:value-type="float" office:value="70" calcext:value-type="float">
            <text:p>7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70" calcext:value-type="float">
            <text:p>7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100" calcext:value-type="float">
            <text:p>100</text:p>
          </table:table-cell>
          <table:table-cell table:style-name="ce239" office:value-type="float" office:value="110" calcext:value-type="float">
            <text:p>110</text:p>
          </table:table-cell>
          <table:table-cell table:style-name="ce239" office:value-type="float" office:value="100" calcext:value-type="float">
            <text:p>100</text:p>
          </table:table-cell>
          <table:table-cell table:style-name="ce239" office:value-type="float" office:value="90" calcext:value-type="float">
            <text:p>90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float" office:value="60" calcext:value-type="float">
            <text:p>60</text:p>
          </table:table-cell>
          <table:table-cell table:style-name="ce239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6" table:number-columns-repeated="4"/>
          <table:table-cell table:style-name="ce186" table:number-columns-repeated="4"/>
          <table:table-cell table:style-name="ce194" table:number-columns-repeated="4"/>
          <table:table-cell/>
          <table:table-cell table:style-name="ce114"/>
          <table:table-cell table:number-columns-repeated="82"/>
          <table:table-cell table:style-name="Default"/>
          <table:table-cell table:number-columns-repeated="13"/>
          <table:table-cell table:style-name="ce182" office:value-type="string" calcext:value-type="string">
            <text:p>G</text:p>
          </table:table-cell>
          <table:table-cell table:style-name="ce182" office:value-type="string" calcext:value-type="string">
            <text:p>Ab</text:p>
          </table:table-cell>
          <table:table-cell table:style-name="ce183" office:value-type="string" calcext:value-type="string">
            <text:p>A</text:p>
          </table:table-cell>
          <table:table-cell table:style-name="ce183" office:value-type="string" calcext:value-type="string">
            <text:p>Bb</text:p>
          </table:table-cell>
          <table:table-cell table:style-name="ce184" office:value-type="string" calcext:value-type="string">
            <text:p>B</text:p>
          </table:table-cell>
          <table:table-cell table:style-name="ce183" office:value-type="string" calcext:value-type="string">
            <text:p>C</text:p>
          </table:table-cell>
          <table:table-cell table:style-name="ce184" office:value-type="string" calcext:value-type="string">
            <text:p>Db</text:p>
          </table:table-cell>
          <table:table-cell table:style-name="ce183" office:value-type="string" calcext:value-type="string">
            <text:p>D</text:p>
          </table:table-cell>
          <table:table-cell table:style-name="ce183" office:value-type="string" calcext:value-type="string">
            <text:p>Eb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F</text:p>
          </table:table-cell>
          <table:table-cell table:style-name="ce183" office:value-type="string" calcext:value-type="string">
            <text:p>Gb</text:p>
          </table:table-cell>
          <table:table-cell/>
          <table:table-cell table:style-name="ce112" office:value-type="string" calcext:value-type="string">
            <text:p>Harmonious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8" table:number-columns-repeated="5"/>
          <table:table-cell table:style-name="ce189" table:number-columns-repeated="4"/>
          <table:table-cell table:style-name="ce170" table:number-columns-repeated="3"/>
          <table:table-cell table:number-columns-repeated="84"/>
          <table:table-cell table:style-name="Default"/>
          <table:table-cell table:number-columns-repeated="26"/>
          <table:table-cell table:style-name="ce113" office:value-type="string" calcext:value-type="string">
            <text:p>Disharmonious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5" table:number-columns-repeated="6"/>
          <table:table-cell table:style-name="ce170" table:number-columns-repeated="6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9" table:number-columns-repeated="4"/>
          <table:table-cell table:style-name="ce110" table:number-columns-repeated="3"/>
          <table:table-cell table:style-name="ce170" table:number-columns-repeated="5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5" table:number-columns-repeated="6"/>
          <table:table-cell table:style-name="ce192" table:number-columns-repeated="2"/>
          <table:table-cell table:style-name="ce191" table:number-columns-repeated="4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6" table:number-columns-repeated="8"/>
          <table:table-cell table:style-name="ce195"/>
          <table:table-cell table:style-name="ce194" table:number-columns-repeated="3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table:number-columns-repeated="9"/>
          <table:table-cell table:style-name="ce110"/>
          <table:table-cell table:style-name="ce170" table:number-columns-repeated="2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table:number-columns-repeated="9"/>
          <table:table-cell table:style-name="ce110" table:number-columns-repeated="2"/>
          <table:table-cell table:style-name="ce170"/>
          <table:table-cell table:number-columns-repeated="84"/>
          <table:table-cell table:style-name="ce17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  <table:table-cell table:number-columns-repeated="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69" table:number-columns-repeated="8"/>
          <table:table-cell table:style-name="ce196" table:number-columns-repeated="4"/>
          <table:table-cell table:number-columns-repeated="84"/>
          <table:table-cell table:style-name="ce283" office:value-type="string" calcext:value-type="string">
            <text:p>Dialogue</text:p>
          </table:table-cell>
          <table:table-cell table:style-name="ce174" office:value-type="string" calcext:value-type="string">
            <text:p>pitch</text:p>
          </table:table-cell>
          <table:table-cell table:style-name="ce174" office:value-type="string" calcext:value-type="string">
            <text:p>rhythm</text:p>
          </table:table-cell>
          <table:table-cell table:style-name="ce174" office:value-type="string" calcext:value-type="string">
            <text:p>tempo</text:p>
          </table:table-cell>
          <table:table-cell table:style-name="ce174" office:value-type="string" calcext:value-type="string">
            <text:p>improv</text:p>
          </table:table-cell>
          <table:table-cell table:style-name="ce174" office:value-type="string" calcext:value-type="string">
            <text:p>melody</text:p>
          </table:table-cell>
          <table:table-cell table:style-name="ce174" office:value-type="string" calcext:value-type="string">
            <text:p>harmony</text:p>
          </table:table-cell>
          <table:table-cell table:style-name="ce174" office:value-type="string" calcext:value-type="string">
            <text:p>dynamics</text:p>
          </table:table-cell>
          <table:table-cell table:style-name="ce174" office:value-type="string" calcext:value-type="string">
            <text:p>timbre</text:p>
          </table:table-cell>
          <table:table-cell table:style-name="ce174" office:value-type="string" calcext:value-type="string">
            <text:p>space</text:p>
          </table:table-cell>
          <table:table-cell table:style-name="ce174" office:value-type="string" calcext:value-type="string">
            <text:p>intervals</text:p>
          </table:table-cell>
          <table:table-cell table:style-name="ce174" office:value-type="string" calcext:value-type="string">
            <text:p>texture</text:p>
          </table:table-cell>
          <table:table-cell table:style-name="ce174" office:value-type="string" calcext:value-type="string">
            <text:p>interaction</text:p>
          </table:table-cell>
          <table:table-cell table:number-columns-repeated="28"/>
        </table:table-row>
        <table:table-row table:style-name="ro3">
          <table:table-cell table:number-columns-repeated="97"/>
          <table:table-cell table:style-name="ce283" office:value-type="string" calcext:value-type="string">
            <text:p>Centre pitch</text:p>
          </table:table-cell>
          <table:table-cell table:style-name="ce175" office:value-type="string" calcext:value-type="string">
            <text:p>G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Bb</text:p>
          </table:table-cell>
          <table:table-cell table:style-name="ce175" office:value-type="string" calcext:value-type="string">
            <text:p>Eb</text:p>
          </table:table-cell>
          <table:table-cell table:style-name="ce175" office:value-type="string" calcext:value-type="string">
            <text:p>Ab</text:p>
          </table:table-cell>
          <table:table-cell table:style-name="ce175" office:value-type="string" calcext:value-type="string">
            <text:p>Db</text:p>
          </table:table-cell>
          <table:table-cell table:style-name="ce175" office:value-type="string" calcext:value-type="string">
            <text:p>Gb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A</text:p>
          </table:table-cell>
          <table:table-cell table:style-name="ce176" office:value-type="string" calcext:value-type="string">
            <text:p>D</text:p>
          </table:table-cell>
          <table:table-cell table:number-columns-repeated="28"/>
        </table:table-row>
        <table:table-row table:style-name="ro3">
          <table:table-cell table:number-columns-repeated="17"/>
          <table:table-cell table:style-name="ce115" office:value-type="string" calcext:value-type="string">
            <text:p>pitch</text:p>
          </table:table-cell>
          <table:table-cell table:style-name="ce275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7"/>
        </table:table-row>
        <table:table-row table:style-name="ro3">
          <table:table-cell table:number-columns-repeated="17"/>
          <table:table-cell table:style-name="ce116"/>
          <table:table-cell table:style-name="ce118" office:value-type="string" calcext:value-type="string">
            <text:p>Blues, G, 80</text:p>
          </table:table-cell>
          <table:table-cell table:style-name="ce120" table:number-columns-repeated="2"/>
          <table:table-cell table:style-name="ce121"/>
          <table:table-cell table:style-name="ce120"/>
          <table:table-cell table:style-name="ce121"/>
          <table:table-cell table:style-name="ce122"/>
          <table:table-cell table:style-name="ce120" table:number-columns-repeated="2"/>
          <table:table-cell table:style-name="ce123"/>
          <table:table-cell table:style-name="ce121"/>
          <table:table-cell table:style-name="ce120" table:number-columns-repeated="2"/>
          <table:table-cell table:number-columns-repeated="107"/>
        </table:table-row>
        <table:table-row table:style-name="ro3">
          <table:table-cell table:number-columns-repeated="82"/>
          <table:table-cell table:style-name="ce115" office:value-type="string" calcext:value-type="string">
            <text:p>timbre</text:p>
          </table:table-cell>
          <table:table-cell table:style-name="ce275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42"/>
        </table:table-row>
        <table:table-row table:style-name="ro3">
          <table:table-cell table:number-columns-repeated="26"/>
          <table:table-cell office:value-type="string" calcext:value-type="string">
            <text:p>key:</text:p>
          </table:table-cell>
          <table:table-cell/>
          <table:table-cell table:style-name="ce120" office:value-type="string" calcext:value-type="string">
            <text:p>I</text:p>
          </table:table-cell>
          <table:table-cell table:style-name="ce121" office:value-type="string" calcext:value-type="string">
            <text:p>IV</text:p>
          </table:table-cell>
          <table:table-cell table:style-name="ce123" office:value-type="string" calcext:value-type="string">
            <text:p>V</text:p>
          </table:table-cell>
          <table:table-cell table:number-columns-repeated="36"/>
          <table:table-cell table:style-name="ce115" office:value-type="string" calcext:value-type="string">
            <text:p>melody</text:p>
          </table:table-cell>
          <table:table-cell table:style-name="ce275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275" office:value-type="string" calcext:value-type="string">
            <text:p>F#, 60</text:p>
          </table:table-cell>
          <table:table-cell table:style-name="ce115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A/P</text:p>
          </table:table-cell>
          <table:table-cell table:style-name="ce126" office:value-type="string" calcext:value-type="string">
            <text:p>P/Pr</text:p>
          </table:table-cell>
          <table:table-cell table:style-name="ce116" office:value-type="string" calcext:value-type="string">
            <text:p>Pr/S</text:p>
          </table:table-cell>
          <table:table-cell table:style-name="ce116" office:value-type="string" calcext:value-type="string">
            <text:p>S/Lg</text:p>
          </table:table-cell>
          <table:table-cell table:style-name="ce126" office:value-type="string" calcext:value-type="string">
            <text:p>Lg/mf</text:p>
          </table:table-cell>
          <table:table-cell table:style-name="ce126" office:value-type="string" calcext:value-type="string">
            <text:p>Mf/L pp</text:p>
          </table:table-cell>
          <table:table-cell table:style-name="ce126" office:value-type="string" calcext:value-type="string">
            <text:p>L/M mf</text:p>
          </table:table-cell>
          <table:table-cell table:style-name="ce126" office:value-type="string" calcext:value-type="string">
            <text:p>M/H ff</text:p>
          </table:table-cell>
          <table:table-cell table:style-name="ce126" office:value-type="string" calcext:value-type="string">
            <text:p>H/D ff</text:p>
          </table:table-cell>
          <table:table-cell table:style-name="ce126" office:value-type="string" calcext:value-type="string">
            <text:p>P/Pr</text:p>
          </table:table-cell>
          <table:table-cell table:style-name="ce126" office:value-type="string" calcext:value-type="string">
            <text:p>Pr/A</text:p>
          </table:table-cell>
          <table:table-cell table:number-columns-repeated="42"/>
        </table:table-row>
        <table:table-row table:style-name="ro3">
          <table:table-cell table:number-columns-repeated="16"/>
          <table:table-cell table:style-name="ce233"/>
          <table:table-cell table:number-columns-repeated="35"/>
          <table:table-cell table:style-name="ce115" office:value-type="string" calcext:value-type="string">
            <text:p>improv</text:p>
          </table:table-cell>
          <table:table-cell table:style-name="ce275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275" office:value-type="string" calcext:value-type="string">
            <text:p>Eb, 80</text:p>
          </table:table-cell>
          <table:table-cell table:style-name="ce124" office:value-type="string" calcext:value-type="string">
            <text:p>P</text:p>
          </table:table-cell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style-name="ce126"/>
          <table:table-cell table:style-name="ce126" office:value-type="string" calcext:value-type="string">
            <text:p>Tseg1</text:p>
          </table:table-cell>
          <table:table-cell table:style-name="ce126"/>
          <table:table-cell table:style-name="ce126" office:value-type="string" calcext:value-type="string">
            <text:p>Tseg2</text:p>
          </table:table-cell>
          <table:table-cell table:style-name="ce126"/>
          <table:table-cell table:style-name="ce126" office:value-type="string" calcext:value-type="string">
            <text:p>Tseg</text:p>
          </table:table-cell>
          <table:table-cell table:style-name="ce126" office:value-type="string" calcext:value-type="string">
            <text:p>Tinv seg</text:p>
          </table:table-cell>
          <table:table-cell table:style-name="ce126"/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number-columns-repeated="2"/>
          <table:table-cell table:style-name="ce238"/>
          <table:table-cell table:style-name="ce239" table:number-columns-repeated="12"/>
          <table:table-cell table:number-columns-repeated="42"/>
        </table:table-row>
        <table:table-row table:style-name="ro3">
          <table:table-cell table:number-columns-repeated="16"/>
          <table:table-cell table:style-name="ce234"/>
          <table:table-cell table:number-columns-repeated="17"/>
          <table:table-cell table:style-name="ce115" office:value-type="string" calcext:value-type="string">
            <text:p>rhythm</text:p>
          </table:table-cell>
          <table:table-cell table:style-name="ce275" table:number-columns-spanned="16" table:number-rows-spanned="1"/>
          <table:covered-table-cell table:number-columns-repeated="12" table:style-name="ce283"/>
          <table:covered-table-cell table:number-columns-repeated="3" table:style-name="ce116"/>
          <table:table-cell/>
          <table:table-cell table:style-name="ce116"/>
          <table:table-cell table:style-name="ce115"/>
          <table:table-cell table:style-name="ce126" office:value-type="string" calcext:value-type="string">
            <text:p>Subject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M mf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Sp M</text:p>
          </table:table-cell>
          <table:table-cell table:style-name="ce126" office:value-type="string" calcext:value-type="string">
            <text:p>Sh Dn M</text:p>
          </table:table-cell>
          <table:table-cell table:style-name="ce239" office:value-type="string" calcext:value-type="string">
            <text:p>Lg Dn L</text:p>
          </table:table-cell>
          <table:table-cell table:style-name="ce126" office:value-type="string" calcext:value-type="string">
            <text:p>Ln Sp M</text:p>
          </table:table-cell>
          <table:table-cell table:style-name="ce126" office:value-type="string" calcext:value-type="string">
            <text:p>Dn H ff</text:p>
          </table:table-cell>
          <table:table-cell table:style-name="ce126" office:value-type="string" calcext:value-type="string">
            <text:p>Dn M ff</text:p>
          </table:table-cell>
          <table:table-cell table:style-name="ce126" office:value-type="string" calcext:value-type="string">
            <text:p>Ln/L</text:p>
          </table:table-cell>
          <table:table-cell table:style-name="ce126" office:value-type="string" calcext:value-type="string">
            <text:p>Ln Sp pp</text:p>
          </table:table-cell>
          <table:table-cell/>
          <table:table-cell table:style-name="ce116"/>
          <table:table-cell table:style-name="ce124" office:value-type="string" calcext:value-type="string">
            <text:p>O</text:p>
          </table:table-cell>
          <table:table-cell table:style-name="ce126" table:number-columns-repeated="2"/>
          <table:table-cell table:style-name="ce126" office:value-type="string" calcext:value-type="string">
            <text:p>C/R</text:p>
          </table:table-cell>
          <table:table-cell table:style-name="ce126"/>
          <table:table-cell table:style-name="ce126" office:value-type="string" calcext:value-type="string">
            <text:p>C/R</text:p>
          </table:table-cell>
          <table:table-cell table:style-name="ce126"/>
          <table:table-cell table:number-columns-repeated="3" table:style-name="ce126" office:value-type="string" calcext:value-type="string">
            <text:p>C/R</text:p>
          </table:table-cell>
          <table:table-cell table:style-name="ce126" office:value-type="string" calcext:value-type="string">
            <text:p>Tinv seg</text:p>
          </table:table-cell>
          <table:table-cell table:style-name="ce126" table:number-columns-repeated="2"/>
          <table:table-cell/>
          <table:table-cell office:value-type="string" calcext:value-type="string">
            <text:p>Legend:</text:p>
          </table:table-cell>
          <table:table-cell office:value-type="string" calcext:value-type="string">
            <text:p><text:span text:style-name="T5">A: a</text:span>ir, <text:span text:style-name="T5">P:</text:span> pitch, <text:span text:style-name="T5">Pr:</text:span> percussive, <text:span text:style-name="T5">S:</text:span> staccato, <text:span text:style-name="T5">Lg:</text:span> legato, <text:span text:style-name="T5">Mf:</text:span> multiphonics, <text:span text:style-name="T5">D:</text:span> distorted </text:p>
          </table:table-cell>
          <table:table-cell table:number-columns-repeated="54"/>
        </table:table-row>
        <table:table-row table:style-name="ro3">
          <table:table-cell table:number-columns-repeated="16"/>
          <table:table-cell table:style-name="ce233"/>
          <table:table-cell table:number-columns-repeated="17"/>
          <table:table-cell table:style-name="ce124" office:value-type="string" calcext:value-type="string">
            <text:p>C, 100</text:p>
          </table:table-cell>
          <table:table-cell table:style-name="ce116" office:value-type="string" calcext:value-type="string">
            <text:p>ratios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26" office:value-type="string" calcext:value-type="string">
            <text:p>Bb</text:p>
          </table:table-cell>
          <table:table-cell table:style-name="ce116" office:value-type="string" calcext:value-type="string">
            <text:p>tempo</text:p>
          </table:table-cell>
          <table:table-cell table:style-name="ce116" office:value-type="float" office:value="60" calcext:value-type="float">
            <text:p>6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<text:span text:style-name="T6">L:</text:span><text:span text:style-name="T7"> low, </text:span><text:span text:style-name="T8">M:</text:span><text:span text:style-name="T7"> mid, </text:span><text:span text:style-name="T8">H:</text:span><text:span text:style-name="T7"> high, </text:span><text:span text:style-name="T8">pp:</text:span><text:span text:style-name="T7"> quiet, </text:span><text:span text:style-name="T8">mf:</text:span><text:span text:style-name="T7"> halfloud, </text:span><text:span text:style-name="T8">ff:</text:span><text:span text:style-name="T7"> loud</text:span></text:p>
          </table:table-cell>
          <table:table-cell table:number-columns-repeated="54"/>
        </table:table-row>
        <table:table-row table:style-name="ro3">
          <table:table-cell table:number-columns-repeated="16"/>
          <table:table-cell table:style-name="ce233" table:number-columns-repeated="3"/>
          <table:table-cell table:style-name="ce239" table:number-columns-repeated="12"/>
          <table:table-cell table:number-columns-repeated="36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5">P:</text:span><text:span text:style-name="T9"> presenter,</text:span><text:span text:style-name="T5"> O:</text:span><text:span text:style-name="T9"> other,</text:span><text:span text:style-name="T5"> T:</text:span> theme, <text:span text:style-name="T5">inv:</text:span> inversion, <text:span text:style-name="T5">seg:</text:span> segment, <text:span text:style-name="T5">C/R:</text:span> call/response</text:p>
          </table:table-cell>
          <table:table-cell table:number-columns-repeated="69"/>
        </table:table-row>
        <table:table-row table:style-name="ro3">
          <table:table-cell table:number-columns-repeated="52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5">Ln:</text:span> long, <text:span text:style-name="T5">Sh: </text:span>short, <text:span text:style-name="T5">Sp:</text:span> sparse, <text:span text:style-name="T5">Dn:</text:span> dense, <text:span text:style-name="T5">Rh:</text:span> rhythmical, <text:span text:style-name="T5">Lg:</text:span> legato, <text:span text:style-name="T5">L: l</text:span>ow, <text:span text:style-name="T5">M:</text:span> mid, <text:span text:style-name="T5">H: h</text:span>igh, </text:p>
          </table:table-cell>
          <table:table-cell table:number-columns-repeated="84"/>
        </table:table-row>
        <table:table-row table:style-name="ro3">
          <table:table-cell table:number-columns-repeated="53"/>
          <table:table-cell office:value-type="string" calcext:value-type="string">
            <text:p><text:span text:style-name="T6">pp:</text:span><text:span text:style-name="T7"> quiet, </text:span><text:span text:style-name="T8">mf: </text:span><text:span text:style-name="T7">halfloud, </text:span><text:span text:style-name="T8">ff:</text:span><text:span text:style-name="T7"> loud</text:span></text:p>
          </table:table-cell>
          <table:table-cell table:number-columns-repeated="84"/>
        </table:table-row>
        <table:table-row table:style-name="ro3" table:number-rows-repeated="4">
          <table:table-cell table:number-columns-repeated="138"/>
        </table:table-row>
        <table:table-row table:style-name="ro3">
          <table:table-cell table:number-columns-repeated="17"/>
          <table:table-cell table:style-name="ce233"/>
          <table:table-cell table:style-name="ce238"/>
          <table:table-cell table:style-name="ce239" table:number-columns-repeated="12"/>
          <table:table-cell table:number-columns-repeated="107"/>
        </table:table-row>
        <table:table-row table:style-name="ro3" table:number-rows-repeated="5">
          <table:table-cell table:number-columns-repeated="138"/>
        </table:table-row>
        <table:table-row table:style-name="ro3">
          <table:table-cell table:number-columns-repeated="1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13" number:min-decimal-places="1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5T11:36:25.556000000</meta:creation-date>
    <dc:date>2023-05-28T19:48:05.528280203</dc:date>
    <meta:editing-duration>P21DT8H19M11S</meta:editing-duration>
    <meta:editing-cycles>110</meta:editing-cycles>
    <meta:generator>LibreOffice/7.4.7.2$MacOSX_X86_64 LibreOffice_project/723314e595e8007d3cf785c16538505a1c878ca5</meta:generator>
    <meta:print-date>2023-04-10T12:19:59.421032468</meta:print-date>
    <meta:document-statistic meta:table-count="5" meta:cell-count="2283" meta:object-count="1"/>
    <meta:user-defined meta:name="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line" chart:style-name="ch1">
        <chart:plot-area chart:style-name="ch2" table:cell-range-address="thesis.DV4:thesis.EH4" chart:data-source-has-labels="column" svg:x="1.327cm" svg:y="0.18cm" svg:width="14.355cm" svg:height="7.667cm">
          <chart:coordinate-region svg:x="2.126cm" svg:y="0.375cm" svg:width="13.37cm" svg:height="6.833cm"/>
          <chart:axis chart:dimension="x" chart:name="primary-x" chart:style-name="ch3">
            <chart:title svg:x="8.081cm" svg:y="8.027cm" chart:style-name="ch4">
              <text:p>page</text:p>
            </chart:title>
          </chart:axis>
          <chart:axis chart:dimension="y" chart:name="primary-y" chart:style-name="ch3">
            <chart:title svg:x="0.451cm" svg:y="4.391cm" chart:style-name="ch5">
              <text:p>bpm</text:p>
            </chart:title>
            <chart:grid chart:style-name="ch6" chart:class="major"/>
          </chart:axis>
          <chart:series chart:style-name="ch7" chart:values-cell-range-address="thesis.DW4:thesis.EH4" chart:label-cell-address="thesis.DV4:thesis.DV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pm</text:p>
                <draw:g>
                  <svg:desc>thesis.DV4:thesis.DV4</svg:desc>
                </draw:g>
              </table:table-cell>
              <table:table-cell office:value-type="float" office:value="60">
                <text:p>60</text:p>
                <draw:g>
                  <svg:desc>thesis.DW4:thesis.EH4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